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1" svg:font-family="Tahoma" style:font-family-generic="modern"/>
    <style:font-face style:name="Tahoma" svg:font-family="Tahoma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fbcc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3f30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f294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e573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9572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b627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587a0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5dd1e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5e327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688ae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69252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69971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6e9d0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77ae7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79d37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7d124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81d4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82d34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8550c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64ee3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86cb0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77ae7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7c993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81d4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fbcc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3f3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9572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ce5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b495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fbcc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officeooo:paragraph-rsid="003e573b"/>
    </style:style>
    <style:style style:name="P32" style:family="paragraph" style:parent-style-name="Standard">
      <style:paragraph-properties fo:text-align="start" style:justify-single-word="false" fo:background-color="#333333" style:text-autospace="none">
        <style:background-image/>
      </style:paragraph-properties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5c1b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background-color="#333333" style:text-autospace="none">
        <style:background-image/>
      </style:paragraph-properties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127b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" style:family="paragraph" style:parent-style-name="Standard">
      <style:paragraph-properties fo:text-align="start" style:justify-single-word="false" fo:background-color="#333333" style:text-autospace="none">
        <style:background-image/>
      </style:paragraph-properties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9572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 fo:background-color="#333333" style:text-autospace="none">
        <style:background-image/>
      </style:paragraph-properties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79d37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" style:family="paragraph" style:parent-style-name="Standard">
      <style:paragraph-properties fo:background-color="#333333">
        <style:background-image/>
      </style:paragraph-properties>
      <style:text-properties officeooo:paragraph-rsid="003e573b"/>
    </style:style>
    <style:style style:name="P37" style:family="paragraph" style:parent-style-name="Standard">
      <style:paragraph-properties fo:background-color="#333333">
        <style:background-image/>
      </style:paragraph-properties>
      <style:text-properties officeooo:paragraph-rsid="003f8c28"/>
    </style:style>
    <style:style style:name="P38" style:family="paragraph" style:parent-style-name="Standard">
      <style:paragraph-properties fo:background-color="#333333">
        <style:background-image/>
      </style:paragraph-properties>
      <style:text-properties officeooo:paragraph-rsid="0077ae74"/>
    </style:style>
    <style:style style:name="P39" style:family="paragraph" style:parent-style-name="Standard">
      <style:paragraph-properties fo:background-color="#333333">
        <style:background-image/>
      </style:paragraph-properties>
      <style:text-properties fo:color="#ededf1" style:font-name="Tahoma" fo:font-size="9.5pt" officeooo:rsid="003f8c28" officeooo:paragraph-rsid="003f8c28" style:font-size-asian="9.5pt"/>
    </style:style>
    <style:style style:name="P40" style:family="paragraph" style:parent-style-name="Standard">
      <style:paragraph-properties fo:background-color="#333333">
        <style:background-image/>
      </style:paragraph-properties>
      <style:text-properties fo:color="#ededf1" style:font-name="Tahoma" fo:font-size="9.5pt" officeooo:paragraph-rsid="003e573b" style:font-size-asian="9.5pt"/>
    </style:style>
    <style:style style:name="P41" style:family="paragraph" style:parent-style-name="Standard">
      <style:paragraph-properties fo:background-color="#333333">
        <style:background-image/>
      </style:paragraph-properties>
      <style:text-properties fo:color="#ededf1" style:font-name="Tahoma" fo:font-size="9.5pt" officeooo:paragraph-rsid="0077ae74" style:font-size-asian="9.5pt"/>
    </style:style>
    <style:style style:name="P42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fbcc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81d43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1870ac" style:font-name-asian="Courier New" style:font-name-complex="Courier New"/>
    </style:style>
    <style:style style:name="T3" style:family="text">
      <style:text-properties style:font-name="Times New Roman" officeooo:rsid="00275e63" style:font-name-asian="Courier New" style:font-name-complex="Courier New"/>
    </style:style>
    <style:style style:name="T4" style:family="text">
      <style:text-properties style:font-name="Times New Roman" officeooo:rsid="0027fb48" style:font-name-asian="Courier New" style:font-name-complex="Courier New"/>
    </style:style>
    <style:style style:name="T5" style:family="text">
      <style:text-properties style:font-name="Times New Roman" officeooo:rsid="002b9012" style:font-name-asian="Courier New" style:font-name-complex="Courier New"/>
    </style:style>
    <style:style style:name="T6" style:family="text">
      <style:text-properties style:font-name="Times New Roman" officeooo:rsid="002cdcf2" style:font-name-asian="Courier New" style:font-name-complex="Courier New"/>
    </style:style>
    <style:style style:name="T7" style:family="text">
      <style:text-properties style:font-name="Times New Roman" officeooo:rsid="002df696" style:font-name-asian="Courier New" style:font-name-complex="Courier New"/>
    </style:style>
    <style:style style:name="T8" style:family="text">
      <style:text-properties style:font-name="Times New Roman" officeooo:rsid="002f294e" style:font-name-asian="Courier New" style:font-name-complex="Courier New"/>
    </style:style>
    <style:style style:name="T9" style:family="text">
      <style:text-properties style:font-name="Times New Roman" officeooo:rsid="003c5b67" style:font-name-asian="Courier New" style:font-name-complex="Courier New"/>
    </style:style>
    <style:style style:name="T10" style:family="text">
      <style:text-properties style:font-name="Times New Roman" officeooo:rsid="003e573b" style:font-name-asian="Courier New" style:font-name-complex="Courier New"/>
    </style:style>
    <style:style style:name="T11" style:family="text">
      <style:text-properties style:font-name="Times New Roman" officeooo:rsid="003f8c28" style:font-name-asian="Courier New" style:font-name-complex="Courier New"/>
    </style:style>
    <style:style style:name="T12" style:family="text">
      <style:text-properties style:font-name="Times New Roman" officeooo:rsid="003fc09b" style:font-name-asian="Courier New" style:font-name-complex="Courier New"/>
    </style:style>
    <style:style style:name="T13" style:family="text">
      <style:text-properties style:font-name="Times New Roman" officeooo:rsid="004127bc" style:font-name-asian="Courier New" style:font-name-complex="Courier New"/>
    </style:style>
    <style:style style:name="T14" style:family="text">
      <style:text-properties style:font-name="Times New Roman" officeooo:rsid="0052c17e" style:font-name-asian="Courier New" style:font-name-complex="Courier New"/>
    </style:style>
    <style:style style:name="T15" style:family="text">
      <style:text-properties style:font-name="Times New Roman" officeooo:rsid="0055386c" style:font-name-asian="Courier New" style:font-name-complex="Courier New"/>
    </style:style>
    <style:style style:name="T16" style:family="text">
      <style:text-properties style:font-name="Times New Roman" officeooo:rsid="00575b05" style:font-name-asian="Courier New" style:font-name-complex="Courier New"/>
    </style:style>
    <style:style style:name="T17" style:family="text">
      <style:text-properties style:font-name="Times New Roman" officeooo:rsid="00587a05" style:font-name-asian="Courier New" style:font-name-complex="Courier New"/>
    </style:style>
    <style:style style:name="T18" style:family="text">
      <style:text-properties style:font-name="Times New Roman" officeooo:rsid="005a320c" style:font-name-asian="Courier New" style:font-name-complex="Courier New"/>
    </style:style>
    <style:style style:name="T19" style:family="text">
      <style:text-properties style:font-name="Times New Roman" officeooo:rsid="005c2421" style:font-name-asian="Courier New" style:font-name-complex="Courier New"/>
    </style:style>
    <style:style style:name="T20" style:family="text">
      <style:text-properties style:font-name="Times New Roman" officeooo:rsid="005dd1e0" style:font-name-asian="Courier New" style:font-name-complex="Courier New"/>
    </style:style>
    <style:style style:name="T21" style:family="text">
      <style:text-properties style:font-name="Times New Roman" officeooo:rsid="005e3270" style:font-name-asian="Courier New" style:font-name-complex="Courier New"/>
    </style:style>
    <style:style style:name="T22" style:family="text">
      <style:text-properties style:font-name="Times New Roman" officeooo:rsid="005efd4c" style:font-name-asian="Courier New" style:font-name-complex="Courier New"/>
    </style:style>
    <style:style style:name="T23" style:family="text">
      <style:text-properties style:font-name="Times New Roman" officeooo:rsid="0066a034" style:font-name-asian="Courier New" style:font-name-complex="Courier New"/>
    </style:style>
    <style:style style:name="T24" style:family="text">
      <style:text-properties style:font-name="Times New Roman" officeooo:rsid="00688aee" style:font-name-asian="Courier New" style:font-name-complex="Courier New"/>
    </style:style>
    <style:style style:name="T25" style:family="text">
      <style:text-properties style:font-name="Times New Roman" officeooo:rsid="0068e2b0" style:font-name-asian="Courier New" style:font-name-complex="Courier New"/>
    </style:style>
    <style:style style:name="T26" style:family="text">
      <style:text-properties style:font-name="Times New Roman" officeooo:rsid="00692528" style:font-name-asian="Courier New" style:font-name-complex="Courier New"/>
    </style:style>
    <style:style style:name="T27" style:family="text">
      <style:text-properties style:font-name="Times New Roman" officeooo:rsid="006b2f91" style:font-name-asian="Courier New" style:font-name-complex="Courier New"/>
    </style:style>
    <style:style style:name="T28" style:family="text">
      <style:text-properties style:font-name="Times New Roman" officeooo:rsid="006d56cd" style:font-name-asian="Courier New" style:font-name-complex="Courier New"/>
    </style:style>
    <style:style style:name="T29" style:family="text">
      <style:text-properties style:font-name="Times New Roman" officeooo:rsid="006dafbc" style:font-name-asian="Courier New" style:font-name-complex="Courier New"/>
    </style:style>
    <style:style style:name="T30" style:family="text">
      <style:text-properties style:font-name="Times New Roman" officeooo:rsid="00e0ccf0" style:font-name-asian="Courier New" style:font-name-complex="Courier New"/>
    </style:style>
    <style:style style:name="T31" style:family="text">
      <style:text-properties style:font-name="Times New Roman" officeooo:rsid="006e9d0c" style:font-name-asian="Courier New" style:font-name-complex="Courier New"/>
    </style:style>
    <style:style style:name="T32" style:family="text">
      <style:text-properties style:font-name="Times New Roman" officeooo:rsid="00707383" style:font-name-asian="Courier New" style:font-name-complex="Courier New"/>
    </style:style>
    <style:style style:name="T33" style:family="text">
      <style:text-properties style:font-name="Times New Roman" officeooo:rsid="007145a8" style:font-name-asian="Courier New" style:font-name-complex="Courier New"/>
    </style:style>
    <style:style style:name="T34" style:family="text">
      <style:text-properties style:font-name="Times New Roman" officeooo:rsid="00715c4a" style:font-name-asian="Courier New" style:font-name-complex="Courier New"/>
    </style:style>
    <style:style style:name="T35" style:family="text">
      <style:text-properties style:font-name="Times New Roman" officeooo:rsid="0079d373" style:font-name-asian="Courier New" style:font-name-complex="Courier New"/>
    </style:style>
    <style:style style:name="T36" style:family="text">
      <style:text-properties style:font-name="Times New Roman" officeooo:rsid="003a5a0c" style:font-name-asian="Courier New" style:font-name-complex="Courier New"/>
    </style:style>
    <style:style style:name="T37" style:family="text">
      <style:text-properties style:font-name="Times New Roman" officeooo:rsid="0081d437" style:font-name-asian="Courier New" style:font-name-complex="Courier New"/>
    </style:style>
    <style:style style:name="T38" style:family="text">
      <style:text-properties style:font-name="Times New Roman" officeooo:rsid="0084c27d" style:font-name-asian="Courier New" style:font-name-complex="Courier New"/>
    </style:style>
    <style:style style:name="T39" style:family="text">
      <style:text-properties style:font-name="Times New Roman" officeooo:rsid="008550c3" style:font-name-asian="Courier New" style:font-name-complex="Courier New"/>
    </style:style>
    <style:style style:name="T40" style:family="text">
      <style:text-properties style:font-name="Times New Roman" officeooo:rsid="00863763" style:font-name-asian="Courier New" style:font-name-complex="Courier New"/>
    </style:style>
    <style:style style:name="T41" style:family="text">
      <style:text-properties style:font-name="Times New Roman" officeooo:rsid="00879767" style:font-name-asian="Courier New" style:font-name-complex="Courier New"/>
    </style:style>
    <style:style style:name="T42" style:family="text">
      <style:text-properties style:font-name="Times New Roman" officeooo:rsid="002e468a" style:font-name-asian="Courier New" style:font-size-asian="12pt" style:font-name-complex="Courier New" style:font-size-complex="12pt"/>
    </style:style>
    <style:style style:name="T43" style:family="text">
      <style:text-properties style:font-name="Times New Roman" officeooo:rsid="0020bb65" style:font-name-asian="Courier New" style:font-size-asian="12pt" style:font-name-complex="Courier New" style:font-size-complex="12pt"/>
    </style:style>
    <style:style style:name="T44" style:family="text">
      <style:text-properties style:font-name="Times New Roman" fo:font-size="18pt" officeooo:rsid="001fbccf" style:font-name-asian="Courier New" style:font-size-asian="18pt" style:font-name-complex="Courier New" style:font-size-complex="18pt"/>
    </style:style>
    <style:style style:name="T45" style:family="text">
      <style:text-properties style:font-name="Times New Roman" fo:font-size="18pt" officeooo:rsid="00225575" style:font-name-asian="Courier New" style:font-size-asian="18pt" style:font-name-complex="Courier New" style:font-size-complex="18pt"/>
    </style:style>
    <style:style style:name="T46" style:family="text">
      <style:text-properties style:font-name="Times New Roman" fo:font-size="18pt" officeooo:rsid="0055386c" style:font-name-asian="Courier New" style:font-size-asian="18pt" style:font-name-complex="Courier New" style:font-size-complex="18pt"/>
    </style:style>
    <style:style style:name="T47" style:family="text">
      <style:text-properties style:font-name="Times New Roman" fo:font-size="18pt" officeooo:rsid="005709e8" style:font-name-asian="Courier New" style:font-size-asian="18pt" style:font-name-complex="Courier New" style:font-size-complex="18pt"/>
    </style:style>
    <style:style style:name="T48" style:family="text">
      <style:text-properties style:font-name="Times New Roman" fo:font-size="18pt" officeooo:rsid="007cef6d" style:font-name-asian="Courier New" style:font-size-asian="18pt" style:font-name-complex="Courier New" style:font-size-complex="18pt"/>
    </style:style>
    <style:style style:name="T49" style:family="text">
      <style:text-properties style:font-name="Times New Roman" fo:font-size="18pt" officeooo:rsid="0081d437" style:font-name-asian="Courier New" style:font-size-asian="18pt" style:font-name-complex="Courier New" style:font-size-complex="18pt"/>
    </style:style>
    <style:style style:name="T50" style:family="text">
      <style:text-properties style:font-name="Times New Roman" fo:font-size="12pt" officeooo:rsid="002e468a" style:font-name-asian="Courier New" style:font-size-asian="12pt" style:font-name-complex="Courier New" style:font-size-complex="12pt"/>
    </style:style>
    <style:style style:name="T51" style:family="text">
      <style:text-properties style:font-name="Times New Roman" fo:font-style="italic" officeooo:rsid="00275e63" style:font-name-asian="Courier New" style:font-style-asian="italic" style:font-name-complex="Courier New" style:font-style-complex="italic"/>
    </style:style>
    <style:style style:name="T52" style:family="text">
      <style:text-properties style:font-name="Times New Roman" fo:font-style="italic" officeooo:rsid="002b9012" style:font-name-asian="Courier New" style:font-style-asian="italic" style:font-name-complex="Courier New" style:font-style-complex="italic"/>
    </style:style>
    <style:style style:name="T53" style:family="text">
      <style:text-properties style:font-name="Times New Roman" fo:font-style="italic" officeooo:rsid="002df696" style:font-name-asian="Courier New" style:font-style-asian="italic" style:font-name-complex="Courier New" style:font-style-complex="italic"/>
    </style:style>
    <style:style style:name="T54" style:family="text">
      <style:text-properties style:font-name="Times New Roman" fo:font-style="italic" officeooo:rsid="002f294e" style:font-name-asian="Courier New" style:font-style-asian="italic" style:font-name-complex="Courier New" style:font-style-complex="italic"/>
    </style:style>
    <style:style style:name="T55" style:family="text">
      <style:text-properties style:font-name="Times New Roman" fo:font-style="italic" officeooo:rsid="003f8c28" style:font-name-asian="Courier New" style:font-style-asian="italic" style:font-name-complex="Courier New" style:font-style-complex="italic"/>
    </style:style>
    <style:style style:name="T56" style:family="text">
      <style:text-properties style:font-name="Times New Roman" fo:font-style="italic" officeooo:rsid="004127bc" style:font-name-asian="Courier New" style:font-style-asian="italic" style:font-name-complex="Courier New" style:font-style-complex="italic"/>
    </style:style>
    <style:style style:name="T57" style:family="text">
      <style:text-properties style:font-name="Times New Roman" fo:font-style="italic" officeooo:rsid="005efd4c" style:font-name-asian="Courier New" style:font-style-asian="italic" style:font-name-complex="Courier New" style:font-style-complex="italic"/>
    </style:style>
    <style:style style:name="T58" style:family="text">
      <style:text-properties style:font-name="Times New Roman" fo:font-style="italic" officeooo:rsid="008550c3" style:font-name-asian="Courier New" style:font-style-asian="italic" style:font-name-complex="Courier New" style:font-style-complex="italic"/>
    </style:style>
    <style:style style:name="T59" style:family="text">
      <style:text-properties style:font-name="Times New Roman" fo:font-style="italic" officeooo:rsid="00863763" style:font-name-asian="Courier New" style:font-style-asian="italic" style:font-name-complex="Courier New" style:font-style-complex="italic"/>
    </style:style>
    <style:style style:name="T60" style:family="text">
      <style:text-properties style:font-name="Times New Roman" fo:font-weight="bold" officeooo:rsid="003e573b" style:font-name-asian="Courier New" style:font-weight-asian="bold" style:font-name-complex="Courier New" style:font-weight-complex="bold"/>
    </style:style>
    <style:style style:name="T61" style:family="text">
      <style:text-properties style:font-name="Times New Roman" fo:font-weight="bold" officeooo:rsid="0081d437" style:font-name-asian="Courier New" style:font-weight-asian="bold" style:font-name-complex="Courier New" style:font-weight-complex="bold"/>
    </style:style>
    <style:style style:name="T62" style:family="text">
      <style:text-properties style:font-name="Times New Roman" fo:font-size="10pt" officeooo:rsid="00389074" style:font-name-asian="Courier New" style:font-size-asian="10pt" style:font-name-complex="Courier New" style:font-size-complex="10pt"/>
    </style:style>
    <style:style style:name="T63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4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b901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5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e573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6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3f8c2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7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5709e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8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66a03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9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79d37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70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84c27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71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bold" officeooo:rsid="0079d373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72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bold" officeooo:rsid="0084c27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73" style:family="text">
      <style:text-properties fo:color="#000000" style:text-outline="false" style:text-line-through-style="none" style:text-line-through-type="none" style:font-name="Times New Roman" fo:font-size="10pt" fo:letter-spacing="normal" fo:font-style="italic" fo:text-shadow="none" style:text-underline-style="none" fo:font-weight="normal" officeooo:rsid="003e573b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74" style:family="text">
      <style:text-properties fo:color="#000000" style:text-outline="false" style:text-line-through-style="none" style:text-line-through-type="none" style:font-name="Times New Roman" fo:font-size="10pt" fo:letter-spacing="normal" fo:font-style="italic" fo:text-shadow="none" style:text-underline-style="none" fo:font-weight="normal" officeooo:rsid="0079d373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75" style:family="text">
      <style:text-properties fo:color="#000000" style:text-outline="false" style:text-line-through-style="none" style:text-line-through-type="none" style:font-name="Times New Roman" fo:font-size="10pt" fo:letter-spacing="normal" fo:font-style="italic" fo:text-shadow="none" style:text-underline-style="none" fo:font-weight="normal" officeooo:rsid="0084c27d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76" style:family="text">
      <style:text-properties style:font-name="Courier New" officeooo:rsid="0020bb65" style:font-name-asian="Courier New" style:font-name-complex="Courier New"/>
    </style:style>
    <style:style style:name="T77" style:family="text">
      <style:text-properties fo:color="#4dd6f2" style:font-name="Tahoma" fo:font-size="9.5pt" style:font-size-asian="9.5pt"/>
    </style:style>
    <style:style style:name="T78" style:family="text">
      <style:text-properties fo:color="#4dd6f2" style:font-name="Tahoma" fo:font-size="9.5pt" officeooo:rsid="003e573b" style:font-size-asian="9.5pt"/>
    </style:style>
    <style:style style:name="T79" style:family="text">
      <style:text-properties fo:color="#4dd6f2" style:font-name="Tahoma" fo:font-size="9.5pt" officeooo:rsid="003fd337" style:font-size-asian="9.5pt"/>
    </style:style>
    <style:style style:name="T80" style:family="text">
      <style:text-properties fo:color="#4dd6f2" style:font-name="Tahoma" fo:font-size="9.5pt" officeooo:rsid="0079d373" style:font-size-asian="9.5pt"/>
    </style:style>
    <style:style style:name="T81" style:family="text">
      <style:text-properties fo:color="#4dd6f2" style:font-name="Tahoma" fo:font-size="9.5pt" officeooo:rsid="001870ac" style:font-name-asian="Courier New" style:font-size-asian="9.5pt" style:font-name-complex="Courier New"/>
    </style:style>
    <style:style style:name="T82" style:family="text">
      <style:text-properties fo:color="#4dd6f2" style:font-name="Tahoma1" fo:font-size="9.5pt" officeooo:rsid="0020bb65" style:font-name-asian="Courier New" style:font-size-asian="9.5pt" style:font-name-complex="Courier New"/>
    </style:style>
    <style:style style:name="T83" style:family="text">
      <style:text-properties fo:color="#ededf1" style:font-name="Tahoma" fo:font-size="9.5pt" style:font-size-asian="9.5pt"/>
    </style:style>
    <style:style style:name="T84" style:family="text">
      <style:text-properties fo:color="#ededf1" style:font-name="Tahoma" fo:font-size="9.5pt" officeooo:rsid="0036876c" style:font-size-asian="9.5pt"/>
    </style:style>
    <style:style style:name="T85" style:family="text">
      <style:text-properties fo:color="#ededf1" style:font-name="Tahoma" fo:font-size="9.5pt" officeooo:rsid="003e573b" style:font-size-asian="9.5pt"/>
    </style:style>
    <style:style style:name="T86" style:family="text">
      <style:text-properties fo:color="#ededf1" style:font-name="Tahoma" fo:font-size="9.5pt" officeooo:rsid="004127bc" style:font-size-asian="9.5pt"/>
    </style:style>
    <style:style style:name="T87" style:family="text">
      <style:text-properties fo:color="#ededf1" style:font-name="Tahoma" fo:font-size="9.5pt" officeooo:rsid="0042cb43" style:font-size-asian="9.5pt"/>
    </style:style>
    <style:style style:name="T88" style:family="text">
      <style:text-properties fo:color="#ededf1" style:font-name="Tahoma" fo:font-size="9.5pt" officeooo:rsid="0047581d" style:font-size-asian="9.5pt"/>
    </style:style>
    <style:style style:name="T89" style:family="text">
      <style:text-properties fo:color="#ededf1" style:font-name="Tahoma" fo:font-size="9.5pt" officeooo:rsid="00495725" style:font-size-asian="9.5pt"/>
    </style:style>
    <style:style style:name="T90" style:family="text">
      <style:text-properties fo:color="#ededf1" style:font-name="Tahoma" fo:font-size="9.5pt" officeooo:rsid="004b627e" style:font-size-asian="9.5pt"/>
    </style:style>
    <style:style style:name="T91" style:family="text">
      <style:text-properties fo:color="#ededf1" style:font-name="Tahoma" fo:font-size="9.5pt" officeooo:rsid="00734d60" style:font-size-asian="9.5pt"/>
    </style:style>
    <style:style style:name="T92" style:family="text">
      <style:text-properties fo:color="#ededf1" style:font-name="Tahoma" fo:font-size="9.5pt" officeooo:rsid="0076db11" style:font-size-asian="9.5pt"/>
    </style:style>
    <style:style style:name="T93" style:family="text">
      <style:text-properties fo:color="#ededf1" style:font-name="Tahoma" fo:font-size="9.5pt" officeooo:rsid="0077ae74" style:font-size-asian="9.5pt"/>
    </style:style>
    <style:style style:name="T94" style:family="text">
      <style:text-properties fo:color="#ededf1" style:text-outline="false" style:text-line-through-style="none" style:text-line-through-type="none" style:font-name="Tahoma" fo:font-size="9.5pt" fo:letter-spacing="normal" fo:font-style="normal" fo:text-shadow="none" style:text-underline-style="none" fo:font-weight="normal" officeooo:rsid="004b627e" style:font-name-asian="Courier New" style:font-size-asian="9.5pt" style:font-style-asian="normal" style:font-weight-asian="normal" style:font-name-complex="Courier New" style:font-size-complex="10pt" style:font-style-complex="normal" style:font-weight-complex="normal"/>
    </style:style>
    <style:style style:name="T95" style:family="text">
      <style:text-properties fo:color="#ededf1" style:text-outline="false" style:text-line-through-style="none" style:text-line-through-type="none" style:font-name="Tahoma" fo:font-size="9.5pt" fo:letter-spacing="normal" fo:font-style="normal" fo:text-shadow="none" style:text-underline-style="none" fo:font-weight="normal" officeooo:rsid="00734d60" style:font-name-asian="Courier New" style:font-size-asian="9.5pt" style:font-style-asian="normal" style:font-weight-asian="normal" style:font-name-complex="Courier New" style:font-size-complex="10pt" style:font-style-complex="normal" style:font-weight-complex="normal"/>
    </style:style>
    <style:style style:name="T96" style:family="text">
      <style:text-properties fo:color="#ededf1" style:text-outline="false" style:text-line-through-style="none" style:text-line-through-type="none" style:font-name="Tahoma" fo:font-size="9.5pt" fo:letter-spacing="normal" fo:font-style="normal" fo:text-shadow="none" style:text-underline-style="none" fo:font-weight="normal" officeooo:rsid="0077ae74" style:font-name-asian="Courier New" style:font-size-asian="9.5pt" style:font-style-asian="normal" style:font-weight-asian="normal" style:font-name-complex="Courier New" style:font-size-complex="10pt" style:font-style-complex="normal" style:font-weight-complex="normal"/>
    </style:style>
    <style:style style:name="T97" style:family="text">
      <style:text-properties fo:color="#fc924b" style:font-name="Tahoma" fo:font-size="9.5pt" style:font-size-asian="9.5pt"/>
    </style:style>
    <style:style style:name="T98" style:family="text">
      <style:text-properties fo:color="#cda2fd" style:font-name="Tahoma" fo:font-size="9.5pt" style:font-size-asian="9.5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MathematicaFormatStandardForm"><text:span text:style-name="T44">The </text:span></text:span><text:span text:style-name="MathematicaFormatStandardForm"><text:span text:style-name="T45">Most Notorious</text:span></text:span><text:span text:style-name="MathematicaFormatStandardForm"><text:span text:style-name="T49">ly Difficult</text:span></text:span><text:span text:style-name="MathematicaFormatStandardForm"><text:span text:style-name="T44"> </text:span></text:span></text:p>
      <text:p text:style-name="P24"><text:span text:style-name="MathematicaFormatStandardForm"><text:span text:style-name="T47">Double-to-Int </text:span></text:span><text:span text:style-name="MathematicaFormatStandardForm"><text:span text:style-name="T46">Truncation</text:span></text:span><text:span text:style-name="MathematicaFormatStandardForm"><text:span text:style-name="T44"> </text:span></text:span><text:span text:style-name="MathematicaFormatStandardForm"><text:span text:style-name="T49">Problem</text:span></text:span></text:p>
      <text:p text:style-name="P24"><text:span text:style-name="MathematicaFormatStandardForm"><text:span text:style-name="T44">in the </text:span></text:span><text:span text:style-name="MathematicaFormatStandardForm"><text:span text:style-name="T48">Entire </text:span></text:span><text:span text:style-name="MathematicaFormatStandardForm"><text:span text:style-name="T44">World</text:span></text:span></text:p>
      <text:p text:style-name="P1"><text:span text:style-name="MathematicaFormatStandardForm"><text:span text:style-name="T2"/></text:span></text:p>
      <text:p text:style-name="P1"/>
      <text:p text:style-name="P20"/>
      <text:p text:style-name="P1"><text:span text:style-name="MathematicaFormatStandardForm"><text:span text:style-name="T2"><text:tab/></text:span></text:span><text:span text:style-name="MathematicaFormatStandardForm"><text:span text:style-name="T23">Here's a simple question:</text:span></text:span><text:span text:style-name="MathematicaFormatStandardForm"><text:span text:style-name="T3"> what is </text:span></text:span><text:span text:style-name="MathematicaFormatStandardForm"><text:span text:style-name="T9">7</text:span></text:span><text:span text:style-name="MathematicaFormatStandardForm"><text:span text:style-name="T3"> / </text:span></text:span><text:span text:style-name="MathematicaFormatStandardForm"><text:span text:style-name="T9">3</text:span></text:span><text:span text:style-name="MathematicaFormatStandardForm"><text:span text:style-name="T3"> - </text:span></text:span><text:span text:style-name="MathematicaFormatStandardForm"><text:span text:style-name="T9">1</text:span></text:span><text:span text:style-name="MathematicaFormatStandardForm"><text:span text:style-name="T3">?</text:span></text:span></text:p>
      <text:p text:style-name="P1"><text:span text:style-name="MathematicaFormatStandardForm"><text:span text:style-name="T3"><text:tab/>That might sound like a question put to rest in third grade, but if you're picking up a language like C or C++ or Java for the first time, the answer might catch you off guard. <text:s/>Rather than </text:span></text:span><text:span text:style-name="MathematicaFormatStandardForm"><text:span text:style-name="T9">1</text:span></text:span><text:span text:style-name="MathematicaFormatStandardForm"><text:span text:style-name="T3">.</text:span></text:span><text:span text:style-name="MathematicaFormatStandardForm"><text:span text:style-name="T9">333333...</text:span></text:span><text:span text:style-name="MathematicaFormatStandardForm"><text:span text:style-name="T3">, or </text:span></text:span><text:span text:style-name="MathematicaFormatStandardForm"><text:span text:style-name="T9">1</text:span></text:span><text:span text:style-name="MathematicaFormatStandardForm"><text:span text:style-name="T3"> remainder 1, the answer is </text:span></text:span><text:span text:style-name="MathematicaFormatStandardForm"><text:span text:style-name="T9">1</text:span></text:span><text:span text:style-name="MathematicaFormatStandardForm"><text:span text:style-name="T3">. <text:s/></text:span></text:span><text:span text:style-name="MathematicaFormatStandardForm"><text:span text:style-name="T4">T</text:span></text:span><text:span text:style-name="MathematicaFormatStandardForm"><text:span text:style-name="T3">hus, (</text:span></text:span><text:span text:style-name="MathematicaFormatStandardForm"><text:span text:style-name="T10">7</text:span></text:span><text:span text:style-name="MathematicaFormatStandardForm"><text:span text:style-name="T3">/</text:span></text:span><text:span text:style-name="MathematicaFormatStandardForm"><text:span text:style-name="T10">3</text:span></text:span><text:span text:style-name="MathematicaFormatStandardForm"><text:span text:style-name="T3">)*</text:span></text:span><text:span text:style-name="MathematicaFormatStandardForm"><text:span text:style-name="T10">3</text:span></text:span><text:span text:style-name="MathematicaFormatStandardForm"><text:span text:style-name="T3"> isn't </text:span></text:span><text:span text:style-name="MathematicaFormatStandardForm"><text:span text:style-name="T10">7</text:span></text:span><text:span text:style-name="MathematicaFormatStandardForm"><text:span text:style-name="T3">, either, </text:span></text:span><text:span text:style-name="MathematicaFormatStandardForm"><text:span text:style-name="T10">it's 6</text:span></text:span><text:span text:style-name="MathematicaFormatStandardForm"><text:span text:style-name="T3"> – multiplication and division aren't reliable inverses here, </text:span></text:span><text:span text:style-name="MathematicaFormatStandardForm"><text:span text:style-name="T11">not</text:span></text:span><text:span text:style-name="MathematicaFormatStandardForm"><text:span text:style-name="T3"> for integers.</text:span></text:span></text:p>
      <text:p text:style-name="P1"><text:span text:style-name="MathematicaFormatStandardForm"><text:span text:style-name="T3"><text:tab/>This </text:span></text:span><text:span text:style-name="MathematicaFormatStandardForm"><text:span text:style-name="T4">violation of </text:span></text:span><text:span text:style-name="MathematicaFormatStandardForm"><text:span text:style-name="T23">the principle of least surprise</text:span></text:span><text:span text:style-name="MathematicaFormatStandardForm"><text:span text:style-name="T3"> is more sensible than you might init</text:span></text:span><text:span text:style-name="MathematicaFormatStandardForm"><text:span text:style-name="T4">i</text:span></text:span><text:span text:style-name="MathematicaFormatStandardForm"><text:span text:style-name="T3">ally think; computers often </text:span></text:span><text:span text:style-name="MathematicaFormatStandardForm"><text:span text:style-name="T4">have </text:span></text:span><text:span text:style-name="MathematicaFormatStandardForm"><text:span text:style-name="T51">really </text:span></text:span><text:span text:style-name="MathematicaFormatStandardForm"><text:span text:style-name="T3">good </text:span></text:span><text:span text:style-name="MathematicaFormatStandardForm"><text:span text:style-name="T4">performance </text:span></text:span><text:span text:style-name="MathematicaFormatStandardForm"><text:span text:style-name="T6">when</text:span></text:span><text:span text:style-name="MathematicaFormatStandardForm"><text:span text:style-name="T4"> </text:span></text:span><text:span text:style-name="MathematicaFormatStandardForm"><text:span text:style-name="T3">dealing with whole numbers, </text:span></text:span><text:span text:style-name="MathematicaFormatStandardForm"><text:span text:style-name="T4">and converting between whole numbers and floating point numbers is a performance hit</text:span></text:span><text:span text:style-name="MathematicaFormatStandardForm"><text:span text:style-name="T3">. <text:s/></text:span></text:span><text:span text:style-name="MathematicaFormatStandardForm"><text:span text:style-name="T4">To avoid that conversion, we rely on </text:span></text:span><text:span text:style-name="MathematicaFormatStandardForm"><text:span text:style-name="T6">a </text:span></text:span><text:span text:style-name="MathematicaFormatStandardForm"><text:span text:style-name="T4">predictable rule for division </text:span></text:span><text:span text:style-name="MathematicaFormatStandardForm"><text:span text:style-name="T23">that takes two </text:span></text:span><text:span text:style-name="MathematicaFormatStandardForm"><text:span text:style-name="T4">whole number</text:span></text:span><text:span text:style-name="MathematicaFormatStandardForm"><text:span text:style-name="T23">s</text:span></text:span><text:span text:style-name="MathematicaFormatStandardForm"><text:span text:style-name="T4"> </text:span></text:span><text:span text:style-name="MathematicaFormatStandardForm"><text:span text:style-name="T23">and</text:span></text:span><text:span text:style-name="MathematicaFormatStandardForm"><text:span text:style-name="T4"> yield</text:span></text:span><text:span text:style-name="MathematicaFormatStandardForm"><text:span text:style-name="T23">s</text:span></text:span><text:span text:style-name="MathematicaFormatStandardForm"><text:span text:style-name="T4"> another whole number, even if it violates our math class expectations. <text:s/>We do this by truncating the answer – </text:span></text:span><text:span text:style-name="MathematicaFormatStandardForm"><text:span text:style-name="T5">simply discarding the remainder or fractional part</text:span></text:span><text:span text:style-name="MathematicaFormatStandardForm"><text:span text:style-name="T4">.</text:span></text:span></text:p>
      <text:p text:style-name="P1"/>
      <text:p text:style-name="P1"/>
      <text:p text:style-name="P21"><text:span text:style-name="MathematicaFormatStandardForm"><text:span text:style-name="T10"><text:tab/><text:tab/><text:tab/><text:tab/><text:tab/>*<text:tab/>*<text:tab/>*<text:tab/>*</text:span></text:span></text:p>
      <text:p text:style-name="P21"/>
      <text:p text:style-name="P16"><text:span text:style-name="MathematicaFormatStandardForm"><text:span text:style-name="T4"><text:tab/></text:span></text:span><text:span text:style-name="MathematicaFormatStandardForm"><text:span text:style-name="T8">Okay, n</text:span></text:span><text:span text:style-name="MathematicaFormatStandardForm"><text:span text:style-name="T7">ow </text:span></text:span><text:span text:style-name="MathematicaFormatStandardForm"><text:span text:style-name="T17">this leads to an important question</text:span></text:span><text:span text:style-name="MathematicaFormatStandardForm"><text:span text:style-name="T5"> – </text:span></text:span><text:span text:style-name="MathematicaFormatStandardForm"><text:span text:style-name="T7">given two integers </text:span></text:span><text:span text:style-name="MathematicaFormatStandardForm"><text:span text:style-name="T53">a </text:span></text:span><text:span text:style-name="MathematicaFormatStandardForm"><text:span text:style-name="T7">and </text:span></text:span><text:span text:style-name="MathematicaFormatStandardForm"><text:span text:style-name="T53">b</text:span></text:span><text:span text:style-name="MathematicaFormatStandardForm"><text:span text:style-name="T7">, what's the largest possible difference between their quotient </text:span></text:span><text:span text:style-name="MathematicaFormatStandardForm"><text:span text:style-name="T8">with and without this truncation rule</text:span></text:span><text:span text:style-name="MathematicaFormatStandardForm"><text:span text:style-name="T7">? <text:s/></text:span></text:span></text:p>
      <text:p text:style-name="P16"><text:span text:style-name="MathematicaFormatStandardForm"><text:span text:style-name="T5"><text:tab/></text:span></text:span><text:span text:style-name="MathematicaFormatStandardForm"><text:span text:style-name="T17">Well, </text:span></text:span><text:span text:style-name="MathematicaFormatStandardForm"><text:span text:style-name="T5">I won't show how here, </text:span></text:span><text:span text:style-name="MathematicaFormatStandardForm"><text:span text:style-name="T22">but </text:span></text:span><text:span text:style-name="MathematicaFormatStandardForm"><text:span text:style-name="T5">it's not too hard to puzzle out th</text:span></text:span><text:span text:style-name="MathematicaFormatStandardForm"><text:span text:style-name="T17">at</text:span></text:span><text:span text:style-name="MathematicaFormatStandardForm"><text:span text:style-name="T5"> the </text:span></text:span><text:span text:style-name="MathematicaFormatStandardForm"><text:span text:style-name="T7">largest difference</text:span></text:span><text:span text:style-name="MathematicaFormatStandardForm"><text:span text:style-name="T5"> </text:span></text:span><text:span text:style-name="MathematicaFormatStandardForm"><text:span text:style-name="T8">between </text:span></text:span><text:span text:style-name="MathematicaFormatStandardForm"><text:span text:style-name="T5"><text:s/></text:span></text:span><text:span text:style-name="MathematicaFormatStandardForm"><text:span text:style-name="T52">(</text:span></text:span><text:span text:style-name="MathematicaFormatStandardForm"><text:span text:style-name="T54">(double)</text:span></text:span><text:span text:style-name="MathematicaFormatStandardForm"><text:span text:style-name="T52">a / b) </text:span></text:span><text:span text:style-name="MathematicaFormatStandardForm"><text:span text:style-name="T8">and </text:span></text:span><text:span text:style-name="MathematicaFormatStandardForm"><text:span text:style-name="T52">(a / b)</text:span></text:span><text:span text:style-name="MathematicaFormatStandardForm"><text:span text:style-name="T5"> is </text:span></text:span><text:span text:style-name="MathematicaFormatStandardForm"><text:span text:style-name="T52">(b-1)/b</text:span></text:span><text:span text:style-name="MathematicaFormatStandardForm"><text:span text:style-name="T5"> if </text:span></text:span><text:span text:style-name="MathematicaFormatStandardForm"><text:span text:style-name="T52">a</text:span></text:span><text:span text:style-name="MathematicaFormatStandardForm"><text:span text:style-name="T5"> is positive, </text:span></text:span><text:span text:style-name="MathematicaFormatStandardForm"><text:span text:style-name="T52">-(b-1)/b</text:span></text:span><text:span text:style-name="MathematicaFormatStandardForm"><text:span text:style-name="T5"> if </text:span></text:span><text:span text:style-name="MathematicaFormatStandardForm"><text:span text:style-name="T52">a</text:span></text:span><text:span text:style-name="MathematicaFormatStandardForm"><text:span text:style-name="T5"> is negative. <text:s/>So a bit less than +/-1 </text:span></text:span><text:span text:style-name="MathematicaFormatStandardForm"><text:span text:style-name="T7">at most</text:span></text:span><text:span text:style-name="MathematicaFormatStandardForm"><text:span text:style-name="T5">.</text:span></text:span></text:p>
      <text:p text:style-name="P16"/>
      <text:p text:style-name="P16"><text:span text:style-name="MathematicaFormatStandardForm"><text:span text:style-name="T63"/></text:span></text:p>
      <text:p text:style-name="P16"><text:span text:style-name="MathematicaFormatStandardForm"><text:span text:style-name="T10"><text:tab/><text:tab/><text:tab/><text:tab/><text:tab/>*<text:tab/>*<text:tab/>*<text:tab/>*</text:span></text:span></text:p>
      <text:p text:style-name="P16"><text:span text:style-name="MathematicaFormatStandardForm"><text:span text:style-name="T1"><text:tab/></text:span></text:span></text:p>
      <text:p text:style-name="P4"><text:span text:style-name="MathematicaFormatStandardForm"><text:span text:style-name="T5"><text:tab/></text:span></text:span><text:span text:style-name="MathematicaFormatStandardForm"><text:span text:style-name="T11">H</text:span></text:span><text:span text:style-name="MathematicaFormatStandardForm"><text:span text:style-name="T10">ere's another way to think of </text:span></text:span><text:span text:style-name="MathematicaFormatStandardForm"><text:span text:style-name="T11">the meaning of</text:span></text:span><text:span text:style-name="MathematicaFormatStandardForm"><text:span text:style-name="T10"> </text:span></text:span><text:span text:style-name="MathematicaFormatStandardForm"><text:span text:style-name="T9">7</text:span></text:span><text:span text:style-name="MathematicaFormatStandardForm"><text:span text:style-name="T3"> / </text:span></text:span><text:span text:style-name="MathematicaFormatStandardForm"><text:span text:style-name="T9">3</text:span></text:span><text:span text:style-name="MathematicaFormatStandardForm"><text:span text:style-name="T3"> – </text:span></text:span><text:span text:style-name="MathematicaFormatStandardForm"><text:span text:style-name="T9">1</text:span></text:span><text:span text:style-name="MathematicaFormatStandardForm"><text:span text:style-name="T10"> in </text:span></text:span><text:span text:style-name="MathematicaFormatStandardForm"><text:span text:style-name="T11">both</text:span></text:span><text:span text:style-name="MathematicaFormatStandardForm"><text:span text:style-name="T10"> non-truncated and truncated context</text:span></text:span><text:span text:style-name="MathematicaFormatStandardForm"><text:span text:style-name="T11">s</text:span></text:span><text:span text:style-name="MathematicaFormatStandardForm"><text:span text:style-name="T10">.</text:span></text:span></text:p>
      <text:p text:style-name="P4"><text:span text:style-name="MathematicaFormatStandardForm"><text:span text:style-name="T10"><text:tab/></text:span></text:span><text:span text:style-name="MathematicaFormatStandardForm"><text:span text:style-name="T11">Y</text:span></text:span><text:span text:style-name="MathematicaFormatStandardForm"><text:span text:style-name="T10">ou </text:span></text:span><text:span text:style-name="MathematicaFormatStandardForm"><text:span text:style-name="T11">can</text:span></text:span><text:span text:style-name="MathematicaFormatStandardForm"><text:span text:style-name="T10"> think of </text:span></text:span><text:span text:style-name="MathematicaFormatStandardForm"><text:span text:style-name="T9">7</text:span></text:span><text:span text:style-name="MathematicaFormatStandardForm"><text:span text:style-name="T3"> / </text:span></text:span><text:span text:style-name="MathematicaFormatStandardForm"><text:span text:style-name="T9">3</text:span></text:span><text:span text:style-name="MathematicaFormatStandardForm"><text:span text:style-name="T3"> – </text:span></text:span><text:span text:style-name="MathematicaFormatStandardForm"><text:span text:style-name="T9">1 </text:span></text:span><text:span text:style-name="MathematicaFormatStandardForm"><text:span text:style-name="T10">as the </text:span></text:span><text:span text:style-name="MathematicaFormatStandardForm"><text:span text:style-name="T11">1 dimensional </text:span></text:span><text:span text:style-name="MathematicaFormatStandardForm"><text:span text:style-name="T10">volume on the number line from 1 all the way up to 7 / 3. <text:s/></text:span></text:span><text:span text:style-name="MathematicaFormatStandardForm"><text:span text:style-name="T11">It's</text:span></text:span><text:span text:style-name="MathematicaFormatStandardForm"><text:span text:style-name="T10"> approximat</text:span></text:span><text:span text:style-name="MathematicaFormatStandardForm"><text:span text:style-name="T11">ed</text:span></text:span><text:span text:style-name="MathematicaFormatStandardForm"><text:span text:style-name="T10"> in C# like this, </text:span></text:span><text:span text:style-name="MathematicaFormatStandardForm"><text:span text:style-name="T11">with 7.0/3 for </text:span></text:span><text:span text:style-name="MathematicaFormatStandardForm"><text:span text:style-name="T55">n </text:span></text:span><text:span text:style-name="MathematicaFormatStandardForm"><text:span text:style-name="T13">and with </text:span></text:span><text:span text:style-name="MathematicaFormatStandardForm"><text:span text:style-name="T56">d</text:span></text:span><text:span text:style-name="MathematicaFormatStandardForm"><text:span text:style-name="T13"> some </text:span></text:span><text:span text:style-name="MathematicaFormatStandardForm"><text:span text:style-name="T31">utterly </text:span></text:span><text:span text:style-name="MathematicaFormatStandardForm"><text:span text:style-name="T13">tiny value like, </text:span></text:span><text:span text:style-name="MathematicaFormatStandardForm"><text:span text:style-name="T31">say, </text:span></text:span><text:span text:style-name="MathematicaFormatStandardForm"><text:span text:style-name="T13"><text:s/></text:span></text:span><text:span text:style-name="MathematicaFormatStandardForm"><text:span text:style-name="T31">10^-3</text:span></text:span><text:span text:style-name="MathematicaFormatStandardForm"><text:span text:style-name="T32">00</text:span></text:span><text:span text:style-name="MathematicaFormatStandardForm"><text:span text:style-name="T10">:</text:span></text:span></text:p>
      <text:p text:style-name="P3"><text:span text:style-name="MathematicaFormatStandardForm"><text:span text:style-name="T5"/></text:span></text:p>
      <text:p text:style-name="P33"><text:span text:style-name="MathematicaFormatStandardForm"><text:span text:style-name="T81">static</text:span></text:span><text:span text:style-name="T83"> </text:span><text:span text:style-name="T77">double</text:span><text:span text:style-name="T83"> </text:span><text:span text:style-name="T85">Division</text:span><text:span text:style-name="T83">( </text:span><text:span text:style-name="T78">double</text:span><text:span text:style-name="T83"> n, </text:span><text:span text:style-name="T78">double</text:span><text:span text:style-name="T83"> </text:span><text:span text:style-name="T86">d</text:span><text:span text:style-name="T83"> ){</text:span></text:p>
      <text:p text:style-name="P36"><text:span text:style-name="T83"><text:tab/></text:span><text:span text:style-name="T77">double</text:span><text:span text:style-name="T83"> t </text:span><text:span text:style-name="T97">=</text:span><text:span text:style-name="T83"> </text:span><text:span text:style-name="T98">0</text:span><text:span text:style-name="T83">;</text:span></text:p>
      <text:p text:style-name="P37"><text:span text:style-name="T83"><text:tab/></text:span><text:span text:style-name="T77">for</text:span><text:span text:style-name="T83"> (</text:span><text:span text:style-name="T77">double</text:span><text:span text:style-name="T83"> </text:span><text:span text:style-name="T88">x</text:span><text:span text:style-name="T83"> </text:span><text:span text:style-name="T97">=</text:span><text:span text:style-name="T83"> </text:span><text:span text:style-name="T98">1 </text:span><text:span text:style-name="T97">+ </text:span><text:span text:style-name="T83">d; </text:span><text:span text:style-name="T88">x</text:span><text:span text:style-name="T83"> </text:span><text:span text:style-name="T97">&lt;=</text:span><text:span text:style-name="T83"> n; </text:span><text:span text:style-name="T88">x</text:span><text:span text:style-name="T84"> </text:span><text:span text:style-name="T97">+= </text:span><text:span text:style-name="T83">d){</text:span></text:p>
      <text:p text:style-name="P37"><text:span text:style-name="T83"><text:tab/><text:tab/>t </text:span><text:span text:style-name="T97">+=</text:span><text:span text:style-name="T83"> d;</text:span></text:p>
      <text:p text:style-name="P39"><text:tab/>}</text:p>
      <text:p text:style-name="P36"><text:span text:style-name="T83"><text:tab/></text:span><text:span text:style-name="T77">return</text:span><text:span text:style-name="T83"> t;</text:span></text:p>
      <text:p text:style-name="P40">}</text:p>
      <text:p text:style-name="P31"><text:span text:style-name="MathematicaFormatStandardForm"><text:span text:style-name="T64"/></text:span></text:p>
      <text:p text:style-name="P31"><text:span text:style-name="MathematicaFormatStandardForm"><text:span text:style-name="T69">As</text:span></text:span><text:span text:style-name="MathematicaFormatStandardForm"><text:span text:style-name="T65"> </text:span></text:span><text:span text:style-name="MathematicaFormatStandardForm"><text:span text:style-name="T73">d</text:span></text:span><text:span text:style-name="MathematicaFormatStandardForm"><text:span text:style-name="T65"> gets </text:span></text:span><text:span text:style-name="MathematicaFormatStandardForm"><text:span text:style-name="T69">closer to 0</text:span></text:span><text:span text:style-name="MathematicaFormatStandardForm"><text:span text:style-name="T65">, we get </text:span></text:span><text:span text:style-name="MathematicaFormatStandardForm"><text:span text:style-name="T69">closer </text:span></text:span><text:span text:style-name="MathematicaFormatStandardForm"><text:span text:style-name="T65">to the </text:span></text:span><text:span text:style-name="MathematicaFormatStandardForm"><text:span text:style-name="T67">actual</text:span></text:span><text:span text:style-name="MathematicaFormatStandardForm"><text:span text:style-name="T65"> answer... </text:span></text:span><text:span text:style-name="MathematicaFormatStandardForm"><text:span text:style-name="T69">but if </text:span></text:span><text:span text:style-name="MathematicaFormatStandardForm"><text:span text:style-name="T74">d</text:span></text:span><text:span text:style-name="MathematicaFormatStandardForm"><text:span text:style-name="T69"> equals 0, we have an infinite loop and everything falls to pieces.</text:span></text:span></text:p>
      <text:p text:style-name="P31"><text:span text:style-name="MathematicaFormatStandardForm"><text:span text:style-name="T64"><text:tab/></text:span></text:span><text:span text:style-name="MathematicaFormatStandardForm"><text:span text:style-name="T68">Our integer</text:span></text:span><text:span text:style-name="MathematicaFormatStandardForm"><text:span text:style-name="T65"> division, on the other hand, </text:span></text:span><text:span text:style-name="MathematicaFormatStandardForm"><text:span text:style-name="T66">doesn't measure, it counts. <text:s/>Here, it </text:span></text:span><text:span text:style-name="MathematicaFormatStandardForm"><text:span text:style-name="T65">counts every whole integer point on the number line between </text:span></text:span><text:span text:style-name="MathematicaFormatStandardForm"><text:span text:style-name="T66">(but not including)</text:span></text:span><text:span text:style-name="MathematicaFormatStandardForm"><text:span text:style-name="T65"> 1 and 7/3. <text:s/></text:span></text:span><text:span text:style-name="MathematicaFormatStandardForm"><text:span text:style-name="T69">And how might we count those points? <text:s/>Simple – use </text:span></text:span><text:span text:style-name="MathematicaFormatStandardForm"><text:span text:style-name="T71">Division </text:span></text:span><text:span text:style-name="MathematicaFormatStandardForm"><text:span text:style-name="T69">with a </text:span></text:span><text:span text:style-name="MathematicaFormatStandardForm"><text:span text:style-name="T74">d</text:span></text:span><text:span text:style-name="MathematicaFormatStandardForm"><text:span text:style-name="T69"> parameter of 1.</text:span></text:span></text:p>
      <text:p text:style-name="P31"><text:span text:style-name="MathematicaFormatStandardForm"><text:span text:style-name="T69"><text:tab/></text:span></text:span><text:span text:style-name="MathematicaFormatStandardForm"><text:span text:style-name="T70">One way to think of this is that </text:span></text:span><text:span text:style-name="MathematicaFormatStandardForm"><text:span text:style-name="T72">Division </text:span></text:span><text:span text:style-name="MathematicaFormatStandardForm"><text:span text:style-name="T70">samples </text:span></text:span><text:span text:style-name="MathematicaFormatStandardForm"><text:span text:style-name="T75">n</text:span></text:span><text:span text:style-name="MathematicaFormatStandardForm"><text:span text:style-name="T70"> with </text:span></text:span><text:span text:style-name="MathematicaFormatStandardForm"><text:span text:style-name="T75">d</text:span></text:span><text:span text:style-name="MathematicaFormatStandardForm"><text:span text:style-name="T70"> sized samples, and as d gets smaller we get closer and closer to actually measuring </text:span></text:span><text:span text:style-name="MathematicaFormatStandardForm"><text:span text:style-name="T75">n</text:span></text:span><text:span text:style-name="MathematicaFormatStandardForm"><text:span text:style-name="T70">.</text:span></text:span></text:p>
      <text:p text:style-name="P13"><text:span text:style-name="MathematicaFormatStandardForm"><text:span text:style-name="T15"><text:tab/></text:span></text:span><text:span text:style-name="MathematicaFormatStandardForm"><text:span text:style-name="T38">And i</text:span></text:span><text:span text:style-name="MathematicaFormatStandardForm"><text:span text:style-name="T15">n fac</text:span></text:span><text:span text:style-name="MathematicaFormatStandardForm"><text:span text:style-name="T16">t, </text:span></text:span><text:span text:style-name="MathematicaFormatStandardForm"><text:span text:style-name="T14">our remainder is approximately </text:span></text:span><text:span text:style-name="MathematicaFormatStandardForm"><text:span text:style-name="T10">Division</text:span></text:span><text:span text:style-name="MathematicaFormatStandardForm"><text:span text:style-name="T14">( n, </text:span></text:span><text:span text:style-name="MathematicaFormatStandardForm"><text:span text:style-name="T33">10^-300</text:span></text:span><text:span text:style-name="MathematicaFormatStandardForm"><text:span text:style-name="T14"> ) - <text:s/></text:span></text:span><text:span text:style-name="MathematicaFormatStandardForm"><text:span text:style-name="T10">Division</text:span></text:span><text:span text:style-name="MathematicaFormatStandardForm"><text:span text:style-name="T14">( n, 1 ).</text:span></text:span></text:p>
      <text:p text:style-name="P3"><text:span text:style-name="MathematicaFormatStandardForm"><text:span text:style-name="T10"/></text:span></text:p>
      <text:p text:style-name="P7"><text:span text:style-name="MathematicaFormatStandardForm"><text:span text:style-name="T12"/></text:span></text:p>
      <text:p text:style-name="P3"><text:span text:style-name="MathematicaFormatStandardForm"><text:span text:style-name="T10"><text:tab/><text:tab/><text:tab/><text:tab/><text:tab/>*<text:tab/>*<text:tab/>*<text:tab/>*</text:span></text:span></text:p>
      <text:p text:style-name="P3"><text:span text:style-name="MathematicaFormatStandardForm"><text:span text:style-name="T10"><text:tab/></text:span></text:span></text:p>
      <text:p text:style-name="P3"><text:span text:style-name="MathematicaFormatStandardForm"><text:span text:style-name="T10"/></text:span></text:p>
      <text:p text:style-name="P3"><text:span text:style-name="MathematicaFormatStandardForm"><text:span text:style-name="T10"><text:tab/></text:span></text:span><text:span text:style-name="MathematicaFormatStandardForm"><text:span text:style-name="T16">So, to recap: when we divide an integer by an integer and require an integer answer, we introduce some error. <text:s/>That error is the remainder. <text:s/></text:span></text:span><text:span text:style-name="MathematicaFormatStandardForm"><text:span text:style-name="T18">We can</text:span></text:span><text:span text:style-name="MathematicaFormatStandardForm"><text:span text:style-name="T16"> </text:span></text:span><text:span text:style-name="MathematicaFormatStandardForm"><text:span text:style-name="T18">put limits on how big that difference can possibly be.</text:span></text:span></text:p>
      <text:p text:style-name="P6"><text:span text:style-name="MathematicaFormatStandardForm"><text:span text:style-name="T15"><text:tab/></text:span></text:span><text:span text:style-name="MathematicaFormatStandardForm"><text:span text:style-name="T20">Reasoning about this kind of error</text:span></text:span><text:span text:style-name="MathematicaFormatStandardForm"><text:span text:style-name="T19"> is a </text:span></text:span><text:span text:style-name="MathematicaFormatStandardForm"><text:span text:style-name="T21">pretty </text:span></text:span><text:span text:style-name="MathematicaFormatStandardForm"><text:span text:style-name="T19">common aspect of digitizing or quantizing or making information discrete. <text:s/>In fact, if you've worked as a </text:span></text:span><text:span text:style-name="MathematicaFormatStandardForm"><text:span text:style-name="T21">performance-conscious </text:span></text:span><text:span text:style-name="MathematicaFormatStandardForm"><text:span text:style-name="T19">programmer for any length of time, </text:span></text:span><text:span text:style-name="MathematicaFormatStandardForm"><text:span text:style-name="T20">keeping these sorts of </text:span></text:span><text:soft-page-break/><text:span text:style-name="MathematicaFormatStandardForm"><text:span text:style-name="T20">issues in the back of your mind has probably become second nature.</text:span></text:span></text:p>
      <text:p text:style-name="P6"/>
      <text:p text:style-name="P8"/>
      <text:p text:style-name="P8"><text:span text:style-name="MathematicaFormatStandardForm"><text:span text:style-name="T10"><text:tab/><text:tab/><text:tab/><text:tab/><text:tab/>*<text:tab/>*<text:tab/>*<text:tab/>*</text:span></text:span></text:p>
      <text:p text:style-name="P8"><text:span text:style-name="MathematicaFormatStandardForm"><text:span text:style-name="T1"><text:tab/></text:span></text:span></text:p>
      <text:p text:style-name="P8"><text:span text:style-name="MathematicaFormatStandardForm"><text:span text:style-name="T1"><text:tab/></text:span></text:span><text:span text:style-name="MathematicaFormatStandardForm"><text:span text:style-name="T21">If you've stuck with me this far, now I'm going to show you something </text:span></text:span><text:span text:style-name="MathematicaFormatStandardForm"><text:span text:style-name="T22">astonishing</text:span></text:span><text:span text:style-name="MathematicaFormatStandardForm"><text:span text:style-name="T21">.</text:span></text:span></text:p>
      <text:p text:style-name="P9"><text:span text:style-name="MathematicaFormatStandardForm"><text:span text:style-name="T21"><text:tab/>Let's </text:span></text:span><text:span text:style-name="MathematicaFormatStandardForm"><text:span text:style-name="T24">take</text:span></text:span><text:span text:style-name="MathematicaFormatStandardForm"><text:span text:style-name="T21"> </text:span></text:span><text:span text:style-name="MathematicaFormatStandardForm"><text:span text:style-name="T60">Division</text:span></text:span><text:span text:style-name="MathematicaFormatStandardForm"><text:span text:style-name="T10"> </text:span></text:span><text:span text:style-name="MathematicaFormatStandardForm"><text:span text:style-name="T24">and make it </text:span></text:span><text:span text:style-name="MathematicaFormatStandardForm"><text:span text:style-name="T35">recursive </text:span></text:span><text:span text:style-name="MathematicaFormatStandardForm"><text:span text:style-name="T37">with a bit of extra logic</text:span></text:span><text:span text:style-name="MathematicaFormatStandardForm"><text:span text:style-name="T21">. <text:s/></text:span></text:span><text:span text:style-name="MathematicaFormatStandardForm"><text:span text:style-name="T24">Here's our new function</text:span></text:span><text:span text:style-name="MathematicaFormatStandardForm"><text:span text:style-name="T21">:</text:span></text:span></text:p>
      <text:p text:style-name="P14"><text:span text:style-name="MathematicaFormatStandardForm"><text:span text:style-name="T2"/></text:span></text:p>
      <text:p text:style-name="P35"><text:span text:style-name="MathematicaFormatStandardForm"><text:span text:style-name="T81">static</text:span></text:span><text:span text:style-name="T83"> </text:span><text:span text:style-name="T77">double</text:span><text:span text:style-name="T83"> </text:span><text:span text:style-name="T93">Recursive</text:span><text:span text:style-name="T90">Division</text:span><text:span text:style-name="T83">( </text:span><text:span text:style-name="T79">double</text:span><text:span text:style-name="T83"> n, </text:span><text:span text:style-name="T79">double</text:span><text:span text:style-name="T83"> </text:span><text:span text:style-name="T87">d, </text:span><text:span text:style-name="T80">int</text:span><text:span text:style-name="T91"> k</text:span><text:span text:style-name="T87"> </text:span><text:span text:style-name="T83">){</text:span></text:p>
      <text:p text:style-name="P38"><text:span text:style-name="T83"><text:tab/></text:span><text:span text:style-name="T77">double</text:span><text:span text:style-name="T83"> t </text:span><text:span text:style-name="T97">=</text:span><text:span text:style-name="T83"> </text:span><text:span text:style-name="T98">0</text:span><text:span text:style-name="T83">;</text:span></text:p>
      <text:p text:style-name="P38"><text:span text:style-name="T83"><text:tab/></text:span><text:span text:style-name="T77">for</text:span><text:span text:style-name="T83"> (</text:span><text:span text:style-name="T77">double</text:span><text:span text:style-name="T83"> </text:span><text:span text:style-name="T88">x</text:span><text:span text:style-name="T83"> </text:span><text:span text:style-name="T97">=</text:span><text:span text:style-name="T83"> </text:span><text:span text:style-name="T98">1 </text:span><text:span text:style-name="T97">+ </text:span><text:span text:style-name="T83">d; </text:span><text:span text:style-name="T88">x</text:span><text:span text:style-name="T83"> </text:span><text:span text:style-name="T97">&lt;=</text:span><text:span text:style-name="T83"> n; </text:span><text:span text:style-name="T88">x</text:span><text:span text:style-name="T84"> </text:span><text:span text:style-name="T97">+= </text:span><text:span text:style-name="T83">d){</text:span></text:p>
      <text:p text:style-name="P38"><text:span text:style-name="T83"><text:tab/><text:tab/>t </text:span><text:span text:style-name="T97">+=</text:span><text:span text:style-name="T83"> </text:span><text:span text:style-name="T91">d / k – d * </text:span><text:span text:style-name="T96">Recursive</text:span><text:span text:style-name="T94">Division</text:span><text:span text:style-name="T95">( n / x, d, k+1 )</text:span><text:span text:style-name="T83">;</text:span></text:p>
      <text:p text:style-name="P41"><text:tab/>}</text:p>
      <text:p text:style-name="P38"><text:span text:style-name="T83"><text:tab/></text:span><text:span text:style-name="T77">return</text:span><text:span text:style-name="T83"> t;</text:span></text:p>
      <text:p text:style-name="P41">}</text:p>
      <text:p text:style-name="P22"><text:span text:style-name="MathematicaFormatStandardForm"><text:span text:style-name="T63"/></text:span></text:p>
      <text:p text:style-name="P10"><text:span text:style-name="MathematicaFormatStandardForm"><text:span text:style-name="T21"><text:tab/></text:span></text:span><text:span text:style-name="MathematicaFormatStandardForm"><text:span text:style-name="T37">So this is nearly identical to </text:span></text:span><text:span text:style-name="MathematicaFormatStandardForm"><text:span text:style-name="T61">Division</text:span></text:span><text:span text:style-name="MathematicaFormatStandardForm"><text:span text:style-name="T37"> from before, but with a parameter k added to the function signature, and the logic inside the loop a bit more complicated and recursive. <text:s/>L</text:span></text:span><text:span text:style-name="MathematicaFormatStandardForm"><text:span text:style-name="T22">ike before, the smaller </text:span></text:span><text:span text:style-name="MathematicaFormatStandardForm"><text:span text:style-name="T57">d</text:span></text:span><text:span text:style-name="MathematicaFormatStandardForm"><text:span text:style-name="T22"> gets, the closer we get to our actual answer. <text:s/></text:span></text:span><text:span text:style-name="MathematicaFormatStandardForm"><text:span text:style-name="T24">Don't worry too much about what this function means; just make sure you have a sense of what it looks like it's doing. <text:s/></text:span></text:span><text:span text:style-name="MathematicaFormatStandardForm"><text:span text:style-name="T38">It doesn't look like it is too complicated.</text:span></text:span></text:p>
      <text:p text:style-name="P10"><text:span text:style-name="MathematicaFormatStandardForm"><text:span text:style-name="T24"/></text:span></text:p>
      <text:p text:style-name="P15"><text:span text:style-name="MathematicaFormatStandardForm"><text:span text:style-name="T25"><text:tab/></text:span></text:span><text:span text:style-name="MathematicaFormatStandardForm"><text:span text:style-name="T26">So, here's an innocent </text:span></text:span><text:span text:style-name="MathematicaFormatStandardForm"><text:span text:style-name="T37">enough </text:span></text:span><text:span text:style-name="MathematicaFormatStandardForm"><text:span text:style-name="T26">sounding question: what's the largest possible difference between </text:span></text:span><text:span text:style-name="MathematicaFormatStandardForm"><text:span text:style-name="T35">Recursive</text:span></text:span><text:span text:style-name="MathematicaFormatStandardForm"><text:span text:style-name="T10">Division</text:span></text:span><text:span text:style-name="MathematicaFormatStandardForm"><text:span text:style-name="T14">( n, </text:span></text:span><text:span text:style-name="MathematicaFormatStandardForm"><text:span text:style-name="T34">10^-300, </text:span></text:span><text:span text:style-name="MathematicaFormatStandardForm"><text:span text:style-name="T35">1</text:span></text:span><text:span text:style-name="MathematicaFormatStandardForm"><text:span text:style-name="T14"> ) </text:span></text:span><text:span text:style-name="MathematicaFormatStandardForm"><text:span text:style-name="T26">and</text:span></text:span><text:span text:style-name="MathematicaFormatStandardForm"><text:span text:style-name="T14"> </text:span></text:span><text:span text:style-name="MathematicaFormatStandardForm"><text:span text:style-name="T35">Recursive</text:span></text:span><text:span text:style-name="MathematicaFormatStandardForm"><text:span text:style-name="T26">Division</text:span></text:span><text:span text:style-name="MathematicaFormatStandardForm"><text:span text:style-name="T14">( n, </text:span></text:span><text:span text:style-name="MathematicaFormatStandardForm"><text:span text:style-name="T35">1, 1</text:span></text:span><text:span text:style-name="MathematicaFormatStandardForm"><text:span text:style-name="T14"> )? <text:s/></text:span></text:span><text:span text:style-name="MathematicaFormatStandardForm"><text:span text:style-name="T29">Sounds similar to our remainder problem from before, doesn't it. <text:s/></text:span></text:span><text:span text:style-name="MathematicaFormatStandardForm"><text:span text:style-name="T28">Can</text:span></text:span><text:span text:style-name="MathematicaFormatStandardForm"><text:span text:style-name="T27"> you </text:span></text:span><text:span text:style-name="MathematicaFormatStandardForm"><text:span text:style-name="T28">figure </text:span></text:span><text:span text:style-name="MathematicaFormatStandardForm"><text:span text:style-name="T27">it </text:span></text:span><text:span text:style-name="MathematicaFormatStandardForm"><text:span text:style-name="T28">out</text:span></text:span><text:span text:style-name="MathematicaFormatStandardForm"><text:span text:style-name="T27">?</text:span></text:span></text:p>
      <text:p text:style-name="P11"><text:span text:style-name="MathematicaFormatStandardForm"><text:span text:style-name="T14"/></text:span></text:p>
      <text:p text:style-name="P12"><text:span text:style-name="MathematicaFormatStandardForm"><text:span text:style-name="T10"><text:tab/><text:tab/><text:tab/><text:tab/><text:tab/>*<text:tab/>*<text:tab/>*<text:tab/>*</text:span></text:span></text:p>
      <text:p text:style-name="P12"/>
      <text:p text:style-name="P12"/>
      <text:p text:style-name="P17"><text:tab/><text:span text:style-name="MathematicaFormatStandardForm"><text:span text:style-name="T37">Did you come up with an answer? <text:s/>Any guesses? <text:s/>How confident do you feel?</text:span></text:span></text:p>
      <text:p text:style-name="P17"><text:span text:style-name="MathematicaFormatStandardForm"><text:span text:style-name="T37"><text:tab/>Really try chewing on this. <text:s/>It's a tricky problem. <text:s/></text:span></text:span><text:span text:style-name="MathematicaFormatStandardForm"><text:span text:style-name="T38">What kind of approaches </text:span></text:span><text:span text:style-name="MathematicaFormatStandardForm"><text:span text:style-name="T39">w</text:span></text:span><text:span text:style-name="MathematicaFormatStandardForm"><text:span text:style-name="T38">ould you take to put hard limits on the remainder value here?</text:span></text:span></text:p>
      <text:p text:style-name="P17"><text:span text:style-name="MathematicaFormatStandardForm"><text:span text:style-name="T37"><text:tab/></text:span></text:span></text:p>
      <text:p text:style-name="P18"><text:span text:style-name="MathematicaFormatStandardForm"><text:span text:style-name="T10"><text:tab/><text:tab/><text:tab/><text:tab/><text:tab/>*<text:tab/>*<text:tab/>*<text:tab/>*</text:span></text:span></text:p>
      <text:p text:style-name="P18"/>
      <text:p text:style-name="P18"/>
      <text:p text:style-name="P19"><text:span text:style-name="MathematicaFormatStandardForm"><text:span text:style-name="T37"><text:tab/></text:span></text:span><text:span text:style-name="MathematicaFormatStandardForm"><text:span text:style-name="T39">Okay. <text:s/>One last, leading question. <text:s/>Do you think that the difference between</text:span></text:span><text:span text:style-name="MathematicaFormatStandardForm"><text:span text:style-name="T14"> </text:span></text:span><text:span text:style-name="MathematicaFormatStandardForm"><text:span text:style-name="T35">Recursive</text:span></text:span><text:span text:style-name="MathematicaFormatStandardForm"><text:span text:style-name="T10">Division</text:span></text:span><text:span text:style-name="MathematicaFormatStandardForm"><text:span text:style-name="T14">( n, </text:span></text:span><text:span text:style-name="MathematicaFormatStandardForm"><text:span text:style-name="T34">10^-300, </text:span></text:span><text:span text:style-name="MathematicaFormatStandardForm"><text:span text:style-name="T35">1</text:span></text:span><text:span text:style-name="MathematicaFormatStandardForm"><text:span text:style-name="T14"> ) </text:span></text:span><text:span text:style-name="MathematicaFormatStandardForm"><text:span text:style-name="T26">and</text:span></text:span><text:span text:style-name="MathematicaFormatStandardForm"><text:span text:style-name="T14"> </text:span></text:span><text:span text:style-name="MathematicaFormatStandardForm"><text:span text:style-name="T35">Recursive</text:span></text:span><text:span text:style-name="MathematicaFormatStandardForm"><text:span text:style-name="T26">Division</text:span></text:span><text:span text:style-name="MathematicaFormatStandardForm"><text:span text:style-name="T14">( n, </text:span></text:span><text:span text:style-name="MathematicaFormatStandardForm"><text:span text:style-name="T35">1, 1</text:span></text:span><text:span text:style-name="MathematicaFormatStandardForm"><text:span text:style-name="T14"> ) </text:span></text:span><text:span text:style-name="MathematicaFormatStandardForm"><text:span text:style-name="T39">will always be less than</text:span></text:span><text:span text:style-name="MathematicaFormatStandardForm"><text:span text:style-name="T30"><draw:frame draw:style-name="fr1" draw:name="Object5" text:anchor-type="as-char" svg:y="-0.2043in" svg:width="0.7354in" svg:height="0.3283in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MathematicaFormatStandardForm"><text:span text:style-name="T39">for any </text:span></text:span><text:span text:style-name="MathematicaFormatStandardForm"><text:span text:style-name="T58">n</text:span></text:span><text:span text:style-name="MathematicaFormatStandardForm"><text:span text:style-name="T39"> greater than or equal to 59? <text:s/></text:span></text:span><text:span text:style-name="MathematicaFormatStandardForm"><text:span text:style-name="T40">Can </text:span></text:span><text:span text:style-name="MathematicaFormatStandardForm"><text:span text:style-name="T39">you </text:span></text:span><text:span text:style-name="MathematicaFormatStandardForm"><text:span text:style-name="T40">figure out a way to </text:span></text:span><text:span text:style-name="MathematicaFormatStandardForm"><text:span text:style-name="T39">prove it that would satisfy rigorous mathematicians?</text:span></text:span></text:p>
      <text:p text:style-name="P17"/>
      <text:p text:style-name="P19"><text:span text:style-name="MathematicaFormatStandardForm"><text:span text:style-name="T37"><text:tab/></text:span></text:span></text:p>
      <text:p text:style-name="P19"><text:span text:style-name="MathematicaFormatStandardForm"><text:span text:style-name="T10"><text:tab/><text:tab/><text:tab/><text:tab/><text:tab/>*<text:tab/>*<text:tab/>*<text:tab/>*</text:span></text:span></text:p>
      <text:p text:style-name="P19"/>
      <text:p text:style-name="P19"/>
      <text:p text:style-name="P19"><text:span text:style-name="MathematicaFormatStandardForm"><text:span text:style-name="T1"><text:tab/></text:span></text:span><text:span text:style-name="MathematicaFormatStandardForm"><text:span text:style-name="T39">Well, if you can, you're about to have a really exciting set of months and years ahead of you. <text:s/>You'll immediately win a million dollars and your name will be remembered by human</text:span></text:span><text:span text:style-name="MathematicaFormatStandardForm"><text:span text:style-name="T41">ity</text:span></text:span><text:span text:style-name="MathematicaFormatStandardForm"><text:span text:style-name="T39"> into the far, far future...</text:span></text:span></text:p>
      <text:p text:style-name="P19"><text:span text:style-name="MathematicaFormatStandardForm"><text:span text:style-name="T39"><text:tab/>… </text:span></text:span><text:span text:style-name="MathematicaFormatStandardForm"><text:span text:style-name="T40">and this is one of the very few instances where that's not hyperbole. <text:s/>It's actually true.</text:span></text:span><text:span text:style-name="MathematicaFormatStandardForm"><text:span text:style-name="T39"> <text:s/></text:span></text:span><text:span text:style-name="MathematicaFormatStandardForm"><text:span text:style-name="T40">P</text:span></text:span><text:span text:style-name="MathematicaFormatStandardForm"><text:span text:style-name="T39">roving that the difference between</text:span></text:span><text:span text:style-name="MathematicaFormatStandardForm"><text:span text:style-name="T14"> </text:span></text:span><text:span text:style-name="MathematicaFormatStandardForm"><text:span text:style-name="T35">Recursive</text:span></text:span><text:span text:style-name="MathematicaFormatStandardForm"><text:span text:style-name="T10">Division</text:span></text:span><text:span text:style-name="MathematicaFormatStandardForm"><text:span text:style-name="T14">( n, </text:span></text:span><text:span text:style-name="MathematicaFormatStandardForm"><text:span text:style-name="T34">10^-300, </text:span></text:span><text:span text:style-name="MathematicaFormatStandardForm"><text:span text:style-name="T35">1</text:span></text:span><text:span text:style-name="MathematicaFormatStandardForm"><text:span text:style-name="T14"> ) </text:span></text:span><text:span text:style-name="MathematicaFormatStandardForm"><text:span text:style-name="T26">and</text:span></text:span><text:span text:style-name="MathematicaFormatStandardForm"><text:span text:style-name="T14"> </text:span></text:span><text:span text:style-name="MathematicaFormatStandardForm"><text:span text:style-name="T35">Recursive</text:span></text:span><text:span text:style-name="MathematicaFormatStandardForm"><text:span text:style-name="T26">Division</text:span></text:span><text:span text:style-name="MathematicaFormatStandardForm"><text:span text:style-name="T14">( n, </text:span></text:span><text:span text:style-name="MathematicaFormatStandardForm"><text:span text:style-name="T35">1, 1</text:span></text:span><text:span text:style-name="MathematicaFormatStandardForm"><text:span text:style-name="T14"> ) </text:span></text:span><text:span text:style-name="MathematicaFormatStandardForm"><text:span text:style-name="T39">is always less than</text:span></text:span><text:span text:style-name="MathematicaFormatStandardForm"><text:span text:style-name="T30"><draw:frame draw:style-name="fr1" draw:name="Object6" text:anchor-type="as-char" svg:y="-0.2043in" svg:width="0.7354in" svg:height="0.3283in" draw:z-index="4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MathematicaFormatStandardForm"><text:span text:style-name="T39">for any </text:span></text:span><text:span text:style-name="MathematicaFormatStandardForm"><text:span text:style-name="T58">n </text:span></text:span><text:span text:style-name="MathematicaFormatStandardForm"><text:span text:style-name="T59">&gt;=</text:span></text:span><text:span text:style-name="MathematicaFormatStandardForm"><text:span text:style-name="T39"> 59 is equivalent to proving the Riemann Hypothesis, possibly the most important open question in math.</text:span></text:span></text:p>
      <text:p text:style-name="P42"><text:span text:style-name="MathematicaFormatStandardForm"><text:span text:style-name="T42"/></text:span></text:p>
      <text:p text:style-name="P30"><text:span text:style-name="MathematicaFormatStandardForm"><text:span text:style-name="T42"/></text:span></text:p>
      <text:p text:style-name="P32"><text:span text:style-name="T77">for</text:span><text:span text:style-name="T83"> (</text:span><text:span text:style-name="T77">double</text:span><text:span text:style-name="T83"> </text:span><text:span text:style-name="T89">x</text:span><text:span text:style-name="T83"> </text:span><text:span text:style-name="T97">=</text:span><text:span text:style-name="T83"> a; </text:span><text:span text:style-name="T89">x</text:span><text:span text:style-name="T83"> </text:span><text:span text:style-name="T97">&lt;=</text:span><text:span text:style-name="T83"> </text:span><text:span text:style-name="T89">n</text:span><text:span text:style-name="T83">; </text:span><text:span text:style-name="T92">x</text:span><text:span text:style-name="T83"> </text:span><text:span text:style-name="T97">+=</text:span><text:span text:style-name="T83"> d) </text:span><text:span text:style-name="T89">t</text:span><text:span text:style-name="T83"> </text:span><text:span text:style-name="T97">+=</text:span><text:span text:style-name="T83"> f(</text:span><text:span text:style-name="T89">x</text:span><text:span text:style-name="T83">) </text:span><text:span text:style-name="T97">*</text:span><text:span text:style-name="T83"> d;</text:span></text:p>
      <text:p text:style-name="P2"/>
      <text:p text:style-name="P26"><text:span text:style-name="MathematicaFormatStandardForm"><text:span text:style-name="T42"><draw:frame draw:style-name="fr2" draw:name="Object2" text:anchor-type="as-char" svg:y="-0.2925in" svg:width="0.7756in" svg:height="0.4717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6"><text:span text:style-name="MathematicaFormatStandardForm"><text:span text:style-name="T43"/></text:span></text:p>
      <text:p text:style-name="P34"><text:span text:style-name="MathematicaFormatStandardForm"><text:span text:style-name="T82">for</text:span></text:span><text:span text:style-name="T83"> (</text:span><text:span text:style-name="T77">int</text:span><text:span text:style-name="T83"> </text:span><text:span text:style-name="T89">x</text:span><text:span text:style-name="T83"> </text:span><text:span text:style-name="T97">=</text:span><text:span text:style-name="T83"> a; j </text:span><text:span text:style-name="T97">&lt;=</text:span><text:span text:style-name="T83"> </text:span><text:span text:style-name="T89">n</text:span><text:span text:style-name="T83">; </text:span><text:span text:style-name="T92">x</text:span><text:span text:style-name="T97">++</text:span><text:span text:style-name="T83">) </text:span><text:span text:style-name="T89">t</text:span><text:span text:style-name="T83"> </text:span><text:span text:style-name="T97">+=</text:span><text:span text:style-name="T83"> f(</text:span><text:span text:style-name="T89">x</text:span><text:span text:style-name="T83">);</text:span></text:p>
      <text:p text:style-name="P5"><text:span text:style-name="MathematicaFormatStandardForm"><text:span text:style-name="T76"/></text:span></text:p>
      <text:p text:style-name="P27"><text:span text:style-name="MathematicaFormatStandardForm"><text:span text:style-name="T1"><draw:frame draw:style-name="fr2" draw:name="Object1" text:anchor-type="as-char" svg:y="-0.2835in" svg:width="0.6661in" svg:height="0.4516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26"><text:span text:style-name="MathematicaFormatStandardForm"><text:span text:style-name="T42"/></text:span></text:p>
      <text:p text:style-name="P28"><text:span text:style-name="MathematicaFormatStandardForm"><text:span text:style-name="T42"><draw:frame draw:style-name="fr2" draw:name="Object4" text:anchor-type="as-char" svg:y="-0.4398in" svg:width="1.5972in" svg:height="0.9307in" draw:z-index="6"><draw:object xlink:href="./Object 5" xlink:type="simple" xlink:show="embed" xlink:actuate="onLoad"/><draw:image xlink:href="./ObjectReplacements/Object 5" xlink:type="simple" xlink:show="embed" xlink:actuate="onLoad"/></draw:frame></text:span></text:span></text:p>
      <text:p text:style-name="P28"><text:span text:style-name="MathematicaFormatStandardForm"><text:span text:style-name="T42"/></text:span></text:p>
      <text:p text:style-name="P25"><text:span text:style-name="MathematicaFormatStandardForm"><text:span text:style-name="T42"><draw:frame draw:style-name="fr2" draw:name="Object25" text:anchor-type="as-char" svg:y="-0.6083in" svg:width="6.7307in" svg:height="1.17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25"><text:span text:style-name="MathematicaFormatStandardForm"><text:span text:style-name="T50"/></text:span></text:p>
      <text:p text:style-name="P29"><text:span text:style-name="MathematicaFormatStandardForm"><text:span text:style-name="T42"><draw:frame draw:style-name="fr2" draw:name="Object3" text:anchor-type="as-char" svg:y="-0.2217in" svg:width="2.0874in" svg:height="0.3898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29"><text:span text:style-name="MathematicaFormatStandardForm"><text:span text:style-name="T42"/></text:span></text:p>
      <text:p text:style-name="P23"><text:span text:style-name="MathematicaFormatStandardForm"><text:span text:style-name="T30"/></text:span></text:p>
      <text:p text:style-name="P23"><text:span text:style-name="MathematicaFormatStandardForm"><text:span text:style-name="T36"/></text:span></text:p>
      <text:p text:style-name="P23"><text:span text:style-name="MathematicaFormatStandardForm"><text:span text:style-name="T6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1" svg:font-family="Tahoma" style:font-family-generic="modern"/>
    <style:font-face style:name="Tahoma" svg:font-family="Tahoma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7T10:51:24.679000000</meta:creation-date>
    <dc:date>2014-11-12T13:10:45.395000000</dc:date>
    <meta:editing-duration>P12DT22H2M27S</meta:editing-duration>
    <meta:editing-cycles>97</meta:editing-cycles>
    <meta:generator>LibreOffice/4.3.2.2$Windows_x86 LibreOffice_project/edfb5295ba211bd31ad47d0bad0118690f76407d</meta:generator>
    <meta:document-statistic meta:table-count="0" meta:image-count="0" meta:object-count="7" meta:page-count="3" meta:paragraph-count="58" meta:word-count="976" meta:character-count="5239" meta:non-whitespace-character-count="4197"/>
  </office:meta>
</office:document-meta>
</file>

<file path=Object 1/content.xml><?xml version="1.0" encoding="utf-8"?>
<math xmlns="http://www.w3.org/1998/Math/MathML">
  <semantics>
    <mtable>
      <mtr>
        <mtd>
          <mrow>
            <mtext>RecursiveDivision, </mtext>
            <mrow>
              <munder>
                <mi>lim</mi>
                <mrow>
                  <mi>d</mi>
                  <mo stretchy="false">→</mo>
                  <mn>0</mn>
                </mrow>
              </munder>
              <mtext/>
            </mrow>
            <mrow>
              <mtext>      </mtext>
              <mo stretchy="false">=</mo>
              <mrow>
                <mrow>
                  <munderover>
                    <mo stretchy="false">∫</mo>
                    <mn>1</mn>
                    <mi>n</mi>
                  </munderover>
                  <mi mathvariant="italic">dx</mi>
                </mrow>
                <mo stretchy="false">−</mo>
                <mrow>
                  <mfrac>
                    <mn>1</mn>
                    <mn>2</mn>
                  </mfrac>
                </mrow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i mathvariant="italic">dy</mi>
              </mrow>
            </mrow>
            <mrow>
              <mi mathvariant="italic">dx</mi>
              <mo stretchy="false">+</mo>
              <mrow>
                <mfrac>
                  <mn>1</mn>
                  <mn>3</mn>
                </mfrac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row>
                  <munderover>
                    <mo stretchy="false">∫</mo>
                    <mn>1</mn>
                    <mfrac>
                      <mi>n</mi>
                      <mrow>
                        <mi>x</mi>
                        <mi>y</mi>
                      </mrow>
                    </mfrac>
                  </munderover>
                  <mi mathvariant="italic">dz</mi>
                </mrow>
              </mrow>
            </mrow>
            <mi mathvariant="italic">dy</mi>
            <mrow>
              <mi mathvariant="italic">dx</mi>
              <mo stretchy="false">−</mo>
              <mrow>
                <mfrac>
                  <mn>1</mn>
                  <mn>4</mn>
                </mfrac>
              </mrow>
            </mrow>
            <mrow>
              <munderover>
                <mo stretchy="false">∫</mo>
                <mn>1</mn>
                <mi>n</mi>
              </munderover>
              <mrow>
                <munderover>
                  <mo stretchy="false">∫</mo>
                  <mn>1</mn>
                  <mfrac>
                    <mi>n</mi>
                    <mi>x</mi>
                  </mfrac>
                </munderover>
                <mrow>
                  <munderover>
                    <mo stretchy="false">∫</mo>
                    <mn>1</mn>
                    <mfrac>
                      <mi>n</mi>
                      <mrow>
                        <mi>x</mi>
                        <mi>y</mi>
                      </mrow>
                    </mfrac>
                  </munderover>
                  <mrow>
                    <munderover>
                      <mo stretchy="false">∫</mo>
                      <mn>1</mn>
                      <mfrac>
                        <mi>n</mi>
                        <mrow>
                          <mi>x</mi>
                          <mi>y</mi>
                          <mi>z</mi>
                        </mrow>
                      </mfrac>
                    </munderover>
                    <mi mathvariant="italic">dw</mi>
                  </mrow>
                </mrow>
              </mrow>
            </mrow>
            <mi mathvariant="italic">dz</mi>
            <mi mathvariant="italic">dy</mi>
            <mrow>
              <mi mathvariant="italic">dx</mi>
              <mo stretchy="false">+</mo>
              <mn>...</mn>
            </mrow>
            <mtext/>
          </mrow>
        </mtd>
      </mtr>
      <mtr>
        <mtd>
          <mrow>
            <mtext/>
            <mtext>RecursiveDivision, d = 1</mtext>
            <mrow>
              <mtext>    </mtext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stretchy="false">⌊</mo>
                    <mrow>
                      <mi>n</mi>
                    </mrow>
                    <mo stretchy="false">⌋</mo>
                  </mrow>
                </munderover>
                <mn>1</mn>
              </mrow>
            </mrow>
            <mrow>
              <mtext> </mtext>
              <mo stretchy="false">−</mo>
              <mrow>
                <mfrac>
                  <mn>1</mn>
                  <mn>2</mn>
                </mfrac>
              </mrow>
            </mrow>
            <mrow>
              <munderover>
                <mo stretchy="false">∑</mo>
                <mrow>
                  <mi>x</mi>
                  <mo stretchy="false">=</mo>
                  <mn>2</mn>
                </mrow>
                <mrow>
                  <mo stretchy="false">⌊</mo>
                  <mrow>
                    <mi>n</mi>
                  </mrow>
                  <mo stretchy="false">⌋</mo>
                </mrow>
              </munderover>
              <mrow>
                <munderover>
                  <mo stretchy="false">∑</mo>
                  <mrow>
                    <mi>y</mi>
                    <mo stretchy="false">=</mo>
                    <mn>2</mn>
                  </mrow>
                  <mrow>
                    <mo stretchy="false">⌊</mo>
                    <mrow>
                      <mfrac>
                        <mi>n</mi>
                        <mi>x</mi>
                      </mfrac>
                    </mrow>
                    <mo stretchy="false">⌋</mo>
                  </mrow>
                </munderover>
                <mn>1</mn>
              </mrow>
            </mrow>
            <mrow>
              <mtext>  </mtext>
              <mo stretchy="false">+</mo>
              <mrow>
                <mfrac>
                  <mn>1</mn>
                  <mn>3</mn>
                </mfrac>
              </mrow>
            </mrow>
            <mrow>
              <munderover>
                <mo stretchy="false">∑</mo>
                <mrow>
                  <mi>x</mi>
                  <mo stretchy="false">=</mo>
                  <mn>2</mn>
                </mrow>
                <mrow>
                  <mo stretchy="false">⌊</mo>
                  <mrow>
                    <mi>n</mi>
                  </mrow>
                  <mo stretchy="false">⌋</mo>
                </mrow>
              </munderover>
              <mrow>
                <munderover>
                  <mo stretchy="false">∑</mo>
                  <mrow>
                    <mi>y</mi>
                    <mo stretchy="false">=</mo>
                    <mn>2</mn>
                  </mrow>
                  <mrow>
                    <mo stretchy="false">⌊</mo>
                    <mrow>
                      <mfrac>
                        <mi>n</mi>
                        <mi>x</mi>
                      </mfrac>
                    </mrow>
                    <mo stretchy="false">⌋</mo>
                  </mrow>
                </munderover>
                <mrow>
                  <munderover>
                    <mo stretchy="false">∑</mo>
                    <mrow>
                      <mi>z</mi>
                      <mo stretchy="false">=</mo>
                      <mn>2</mn>
                    </mrow>
                    <mrow>
                      <mo stretchy="false">⌊</mo>
                      <mrow>
                        <mfrac>
                          <mi>n</mi>
                          <mrow>
                            <mrow>
                              <mi>x</mi>
                              <mo stretchy="false">⋅</mo>
                              <mi>y</mi>
                            </mrow>
                          </mrow>
                        </mfrac>
                      </mrow>
                      <mo stretchy="false">⌋</mo>
                    </mrow>
                  </munderover>
                  <mn>1</mn>
                </mrow>
              </mrow>
            </mrow>
            <mrow>
              <mtext>     </mtext>
              <mo stretchy="false">−</mo>
              <mfrac>
                <mn>1</mn>
                <mn>4</mn>
              </mfrac>
            </mrow>
            <mrow>
              <mrow>
                <munderover>
                  <mo stretchy="false">∑</mo>
                  <mrow>
                    <mi>x</mi>
                    <mo stretchy="false">=</mo>
                    <mn>2</mn>
                  </mrow>
                  <mrow>
                    <mo stretchy="false">⌊</mo>
                    <mrow>
                      <mi>n</mi>
                    </mrow>
                    <mo stretchy="false">⌋</mo>
                  </mrow>
                </munderover>
                <mrow>
                  <munderover>
                    <mo stretchy="false">∑</mo>
                    <mrow>
                      <mi>y</mi>
                      <mo stretchy="false">=</mo>
                      <mn>2</mn>
                    </mrow>
                    <mrow>
                      <mo stretchy="false">⌊</mo>
                      <mrow>
                        <mfrac>
                          <mi>n</mi>
                          <mi>x</mi>
                        </mfrac>
                      </mrow>
                      <mo stretchy="false">⌋</mo>
                    </mrow>
                  </munderover>
                  <mrow>
                    <munderover>
                      <mo stretchy="false">∑</mo>
                      <mrow>
                        <mi>z</mi>
                        <mo stretchy="false">=</mo>
                        <mn>2</mn>
                      </mrow>
                      <mrow>
                        <mo stretchy="false">⌊</mo>
                        <mrow>
                          <mfrac>
                            <mi>n</mi>
                            <mrow>
                              <mrow>
                                <mi>x</mi>
                                <mo stretchy="false">⋅</mo>
                                <mi>y</mi>
                              </mrow>
                            </mrow>
                          </mfrac>
                        </mrow>
                        <mo stretchy="false">⌋</mo>
                      </mrow>
                    </munderover>
                    <mrow>
                      <munderover>
                        <mo stretchy="false">∑</mo>
                        <mrow>
                          <mi>w</mi>
                          <mo stretchy="false">=</mo>
                          <mn>2</mn>
                        </mrow>
                        <mrow>
                          <mo stretchy="false">⌊</mo>
                          <mrow>
                            <mfrac>
                              <mi>n</mi>
                              <mrow>
                                <mrow>
                                  <mrow>
                                    <mi>x</mi>
                                    <mo stretchy="false">⋅</mo>
                                    <mi>y</mi>
                                  </mrow>
                                  <mo stretchy="false">⋅</mo>
                                  <mi>z</mi>
                                </mrow>
                              </mrow>
                            </mfrac>
                          </mrow>
                          <mo stretchy="false">⌋</mo>
                        </mrow>
                      </munderover>
                      <mn>1</mn>
                    </mrow>
                  </mrow>
                </mrow>
              </mrow>
              <mo stretchy="false">+</mo>
              <mn>...</mn>
            </mrow>
            <mtext>        </mtext>
          </mrow>
        </mtd>
      </mtr>
    </mtable>
    <annotation encoding="StarMath 5.0">"RecursiveDivision, "lim from {d rightarrow 0}"" "      "=
int  from 1 to n dx
- {1 over 2} int from 1 to n int from 1 to n over x dy dx
+ {1 over 3} int from 1 to n int from 1 to n over x int from 1 to n over {x y} dz dy dx 
- {1 over 4} int from 1 to n int from 1 to n over x int from 1 to n over {x y} int from 1 to n over {x y z} dw dz dy dx +...
"" newline 
"" "RecursiveDivision, d = 1"
"    "=
sum from j = 2 to lfloor n rfloor 1 
 " "-{1 over 2} sum from x = 2 to lfloor n rfloor sum from y = 2 to lfloor n over x rfloor 1 
 "  "+{1 over 3} sum from x = 2 to lfloor n rfloor sum from y = 2 to lfloor n over x rfloor sum from z = 2 to lfloor 	n over {x cdot y} rfloor 1 
"     "- 1 over 4 sum from x = 2 to lfloor n rfloor sum from y = 2 to lfloor n over x rfloor sum from z = 2 to lfloor 	n over {x cdot y} rfloor sum from w = 2 to lfloor n over {x cdot y cdot z} rfloor 1+...
"        "
</annotation>
  </semantics>
</math>
</file>

<file path=Object 2/content.xml><?xml version="1.0" encoding="utf-8"?>
<math xmlns="http://www.w3.org/1998/Math/MathML">
  <semantics>
    <mrow>
      <mrow>
        <munderover>
          <mo stretchy="false">∑</mo>
          <mrow>
            <mi>x</mi>
            <mo stretchy="false">=</mo>
            <mi>a</mi>
          </mrow>
          <mrow>
            <mo stretchy="false">⌊</mo>
            <mrow>
              <mi>n</mi>
            </mrow>
            <mo stretchy="false">⌋</mo>
          </mrow>
        </munderover>
        <mi>f</mi>
      </mrow>
      <mrow>
        <mo stretchy="false">(</mo>
        <mrow>
          <mi>x</mi>
        </mrow>
        <mo stretchy="false">)</mo>
      </mrow>
    </mrow>
    <annotation encoding="StarMath 5.0">sum from x = a to lfloor n rfloor f(x) 
</annotation>
  </semantics>
</math>
</file>

<file path=Object 3/content.xml><?xml version="1.0" encoding="utf-8"?>
<math xmlns="http://www.w3.org/1998/Math/MathML">
  <semantics>
    <mrow>
      <mrow>
        <munderover>
          <mo stretchy="false">∫</mo>
          <mi>a</mi>
          <mi>n</mi>
        </munderover>
        <mi>f</mi>
      </mrow>
      <mrow>
        <mo stretchy="false">(</mo>
        <mrow>
          <mi>x</mi>
        </mrow>
        <mo stretchy="false">)</mo>
      </mrow>
      <mi mathvariant="italic">dx</mi>
    </mrow>
    <annotation encoding="StarMath 5.0">int from a to n f(x) dx
</annotation>
  </semantics>
</math>
</file>

<file path=Object 4/content.xml><?xml version="1.0" encoding="utf-8"?>
<math xmlns="http://www.w3.org/1998/Math/MathML">
  <semantics>
    <mtable>
      <mtr>
        <mtd>
          <mrow>
            <mi mathvariant="italic">li</mi>
            <mrow>
              <mrow>
                <mo stretchy="false">(</mo>
                <mrow>
                  <mi>n</mi>
                </mrow>
                <mo stretchy="false">)</mo>
              </mrow>
              <mo stretchy="false">−</mo>
              <mi>log</mi>
            </mrow>
            <mi>log</mi>
            <mrow>
              <mi>n</mi>
              <mo stretchy="false">−</mo>
              <mo stretchy="false">γ</mo>
            </mrow>
            <mtext>               </mtext>
            <mtext/>
          </mrow>
        </mtd>
      </mtr>
      <mtr>
        <mtd>
          <mrow>
            <mo stretchy="false">Π</mo>
            <mrow>
              <mo stretchy="false">(</mo>
              <mrow>
                <mi>n</mi>
              </mrow>
              <mo stretchy="false">)</mo>
            </mrow>
            <mtext>                                       </mtext>
          </mrow>
        </mtd>
      </mtr>
    </mtable>
    <annotation encoding="StarMath 5.0">li(n)  - log log n -%gamma  "               "
"" newline 
%PI(n) 
"                                       "</annotation>
  </semantics>
</math>
</file>

<file path=Object 5/content.xml><?xml version="1.0" encoding="utf-8"?>
<math xmlns="http://www.w3.org/1998/Math/MathML">
  <semantics>
    <mtable>
      <mtr>
        <mtd>
          <mrow>
            <mtext>  Division, </mtext>
            <mrow>
              <mrow>
                <munder>
                  <mi>lim</mi>
                  <mrow>
                    <mi>d</mi>
                    <mo stretchy="false">→</mo>
                    <mn>0</mn>
                  </mrow>
                </munder>
                <mtext/>
              </mrow>
              <mo stretchy="false">=</mo>
              <mrow>
                <munderover>
                  <mo stretchy="false">∫</mo>
                  <mn>1</mn>
                  <mi>n</mi>
                </munderover>
                <mi mathvariant="italic">dx</mi>
              </mrow>
            </mrow>
            <mtext/>
          </mrow>
        </mtd>
      </mtr>
      <mtr>
        <mtd>
          <mrow>
            <mtext> </mtext>
            <mtext>Division,</mtext>
            <mrow>
              <mi>d</mi>
              <mo stretchy="false">=</mo>
              <mn>1</mn>
            </mrow>
            <mrow>
              <mtext/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stretchy="false">⌊</mo>
                    <mrow>
                      <mi>n</mi>
                    </mrow>
                    <mo stretchy="false">⌋</mo>
                  </mrow>
                </munderover>
                <mn>1</mn>
              </mrow>
            </mrow>
          </mrow>
        </mtd>
      </mtr>
    </mtable>
    <annotation encoding="StarMath 5.0">"  Division, "lim from {d rightarrow 0}""=
int  from 1 to n dx
"" newline 
" " "Division,"d=1""
=
sum from j = 2 to lfloor n rfloor 1 
</annotation>
  </semantics>
</math>
</file>

<file path=Object 6/content.xml><?xml version="1.0" encoding="utf-8"?>
<math xmlns="http://www.w3.org/1998/Math/MathML" display="block">
  <semantics>
    <mrow>
      <mfrac>
        <mn>1</mn>
        <mrow>
          <mn>8</mn>
          <mi mathvariant="normal">π</mi>
        </mrow>
      </mfrac>
      <msqrt>
        <mi>n</mi>
      </msqrt>
      <mi>log</mi>
      <mi>n</mi>
    </mrow>
    <annotation encoding="StarMath 5.0">{1}over{8 %pi}sqrt{n}log n</annotation>
  </semantics>
</math>
</file>

<file path=Object 7/content.xml><?xml version="1.0" encoding="utf-8"?>
<math xmlns="http://www.w3.org/1998/Math/MathML" display="block">
  <semantics>
    <mrow>
      <mfrac>
        <mn>1</mn>
        <mrow>
          <mn>8</mn>
          <mi mathvariant="normal">π</mi>
        </mrow>
      </mfrac>
      <msqrt>
        <mi>n</mi>
      </msqrt>
      <mi>log</mi>
      <mi>n</mi>
    </mrow>
    <annotation encoding="StarMath 5.0">{1}over{8 %pi}sqrt{n}log n</annotation>
  </semantics>
</math>
</file>